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4.66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undamental" table:style-name="ta1">
        <table:shapes>
          <draw:frame draw:z-index="0" draw:style-name="gr1" draw:text-style-name="P1" svg:width="159.99mm" svg:height="89.99mm" svg:x="23.8mm" svg:y="786.71mm">
            <loext:p draw:notify-on-update-of-ranges="fundamental.A59:fundamental.A204 fundamental.B59:fundamental.B20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density</text:p>
          </table:table-cell>
          <table:table-cell office:value-type="string" calcext:value-type="string">
            <text:p>velocity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66666666666667" calcext:value-type="float">
            <text:p>0,016666666666667</text:p>
          </table:table-cell>
          <table:table-cell office:value-type="float" office:value="1.593341701757" calcext:value-type="float">
            <text:p>1,593341701757</text:p>
          </table:table-cell>
        </table:table-row>
        <table:table-row table:style-name="ro1">
          <table:table-cell office:value-type="float" office:value="0.0333333333333333" calcext:value-type="float">
            <text:p>0,033333333333333</text:p>
          </table:table-cell>
          <table:table-cell office:value-type="float" office:value="1.6401773137765" calcext:value-type="float">
            <text:p>1,6401773137765</text:p>
          </table:table-cell>
        </table:table-row>
        <table:table-row table:style-name="ro1">
          <table:table-cell office:value-type="float" office:value="0.0666666666666667" calcext:value-type="float">
            <text:p>0,066666666666667</text:p>
          </table:table-cell>
          <table:table-cell office:value-type="float" office:value="1.6495749439301" calcext:value-type="float">
            <text:p>1,6495749439301</text:p>
          </table:table-cell>
        </table:table-row>
        <table:table-row table:style-name="ro1">
          <table:table-cell office:value-type="float" office:value="0.1" calcext:value-type="float">
            <text:p>0,1</text:p>
          </table:table-cell>
          <table:table-cell office:value-type="float" office:value="1.66228107413466" calcext:value-type="float">
            <text:p>1,66228107413466</text:p>
          </table:table-cell>
        </table:table-row>
        <table:table-row table:style-name="ro1">
          <table:table-cell office:value-type="float" office:value="0.183333333333333" calcext:value-type="float">
            <text:p>0,183333333333333</text:p>
          </table:table-cell>
          <table:table-cell office:value-type="float" office:value="1.64401658728472" calcext:value-type="float">
            <text:p>1,64401658728472</text:p>
          </table:table-cell>
        </table:table-row>
        <table:table-row table:style-name="ro1">
          <table:table-cell office:value-type="float" office:value="0.25" calcext:value-type="float">
            <text:p>0,25</text:p>
          </table:table-cell>
          <table:table-cell office:value-type="float" office:value="1.63414689557891" calcext:value-type="float">
            <text:p>1,63414689557891</text:p>
          </table:table-cell>
        </table:table-row>
        <table:table-row table:style-name="ro1">
          <table:table-cell office:value-type="float" office:value="0.283333333333333" calcext:value-type="float">
            <text:p>0,283333333333333</text:p>
          </table:table-cell>
          <table:table-cell office:value-type="float" office:value="1.63384751397751" calcext:value-type="float">
            <text:p>1,63384751397751</text:p>
          </table:table-cell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1.62706651580963" calcext:value-type="float">
            <text:p>1,62706651580963</text:p>
          </table:table-cell>
        </table:table-row>
        <table:table-row table:style-name="ro1">
          <table:table-cell office:value-type="float" office:value="0.283333333333333" calcext:value-type="float">
            <text:p>0,283333333333333</text:p>
          </table:table-cell>
          <table:table-cell office:value-type="float" office:value="1.52090329314226" calcext:value-type="float">
            <text:p>1,52090329314226</text:p>
          </table:table-cell>
        </table:table-row>
        <table:table-row table:style-name="ro1">
          <table:table-cell office:value-type="float" office:value="0.266666666666667" calcext:value-type="float">
            <text:p>0,266666666666667</text:p>
          </table:table-cell>
          <table:table-cell office:value-type="float" office:value="1.60754429325021" calcext:value-type="float">
            <text:p>1,60754429325021</text:p>
          </table:table-cell>
        </table:table-row>
        <table:table-row table:style-name="ro1">
          <table:table-cell office:value-type="float" office:value="0.333333333333333" calcext:value-type="float">
            <text:p>0,333333333333333</text:p>
          </table:table-cell>
          <table:table-cell office:value-type="float" office:value="1.59075531470366" calcext:value-type="float">
            <text:p>1,59075531470366</text:p>
          </table:table-cell>
        </table:table-row>
        <table:table-row table:style-name="ro1">
          <table:table-cell office:value-type="float" office:value="0.35" calcext:value-type="float">
            <text:p>0,35</text:p>
          </table:table-cell>
          <table:table-cell office:value-type="float" office:value="1.58036106643114" calcext:value-type="float">
            <text:p>1,58036106643114</text:p>
          </table:table-cell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1.56571063923889" calcext:value-type="float">
            <text:p>1,56571063923889</text:p>
          </table:table-cell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1.52722411206493" calcext:value-type="float">
            <text:p>1,52722411206493</text:p>
          </table:table-cell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1.43699848124496" calcext:value-type="float">
            <text:p>1,43699848124496</text:p>
          </table:table-cell>
        </table:table-row>
        <table:table-row table:style-name="ro1">
          <table:table-cell office:value-type="float" office:value="0.383333333333333" calcext:value-type="float">
            <text:p>0,383333333333333</text:p>
          </table:table-cell>
          <table:table-cell office:value-type="float" office:value="1.54634128662913" calcext:value-type="float">
            <text:p>1,54634128662913</text:p>
          </table:table-cell>
        </table:table-row>
        <table:table-row table:style-name="ro1">
          <table:table-cell office:value-type="float" office:value="0.416666666666667" calcext:value-type="float">
            <text:p>0,416666666666667</text:p>
          </table:table-cell>
          <table:table-cell office:value-type="float" office:value="1.54008575769488" calcext:value-type="float">
            <text:p>1,54008575769488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1.49192226060675" calcext:value-type="float">
            <text:p>1,49192226060675</text:p>
          </table:table-cell>
        </table:table-row>
        <table:table-row table:style-name="ro1">
          <table:table-cell office:value-type="float" office:value="0.433333333333333" calcext:value-type="float">
            <text:p>0,433333333333333</text:p>
          </table:table-cell>
          <table:table-cell office:value-type="float" office:value="1.5558732159736" calcext:value-type="float">
            <text:p>1,5558732159736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1.54677741219041" calcext:value-type="float">
            <text:p>1,54677741219041</text:p>
          </table:table-cell>
        </table:table-row>
        <table:table-row table:style-name="ro1">
          <table:table-cell office:value-type="float" office:value="0.55" calcext:value-type="float">
            <text:p>0,55</text:p>
          </table:table-cell>
          <table:table-cell office:value-type="float" office:value="1.5443903218307" calcext:value-type="float">
            <text:p>1,5443903218307</text:p>
          </table:table-cell>
        </table:table-row>
        <table:table-row table:style-name="ro1">
          <table:table-cell office:value-type="float" office:value="0.55" calcext:value-type="float">
            <text:p>0,55</text:p>
          </table:table-cell>
          <table:table-cell office:value-type="float" office:value="1.54710670802261" calcext:value-type="float">
            <text:p>1,54710670802261</text:p>
          </table:table-cell>
        </table:table-row>
        <table:table-row table:style-name="ro1">
          <table:table-cell office:value-type="float" office:value="0.566666666666667" calcext:value-type="float">
            <text:p>0,566666666666667</text:p>
          </table:table-cell>
          <table:table-cell office:value-type="float" office:value="1.5416236692807" calcext:value-type="float">
            <text:p>1,5416236692807</text:p>
          </table:table-cell>
        </table:table-row>
        <table:table-row table:style-name="ro1">
          <table:table-cell office:value-type="float" office:value="0.533333333333333" calcext:value-type="float">
            <text:p>0,533333333333333</text:p>
          </table:table-cell>
          <table:table-cell office:value-type="float" office:value="1.5340357702081" calcext:value-type="float">
            <text:p>1,5340357702081</text:p>
          </table:table-cell>
        </table:table-row>
        <table:table-row table:style-name="ro1">
          <table:table-cell office:value-type="float" office:value="0.55" calcext:value-type="float">
            <text:p>0,55</text:p>
          </table:table-cell>
          <table:table-cell office:value-type="float" office:value="1.51805296654449" calcext:value-type="float">
            <text:p>1,51805296654449</text:p>
          </table:table-cell>
        </table:table-row>
        <table:table-row table:style-name="ro1">
          <table:table-cell office:value-type="float" office:value="0.566666666666667" calcext:value-type="float">
            <text:p>0,566666666666667</text:p>
          </table:table-cell>
          <table:table-cell office:value-type="float" office:value="1.50540731289612" calcext:value-type="float">
            <text:p>1,50540731289612</text:p>
          </table:table-cell>
        </table:table-row>
        <table:table-row table:style-name="ro1">
          <table:table-cell office:value-type="float" office:value="0.566666666666667" calcext:value-type="float">
            <text:p>0,566666666666667</text:p>
          </table:table-cell>
          <table:table-cell office:value-type="float" office:value="1.44887222173892" calcext:value-type="float">
            <text:p>1,44887222173892</text:p>
          </table:table-cell>
        </table:table-row>
        <table:table-row table:style-name="ro1">
          <table:table-cell office:value-type="float" office:value="0.633333333333333" calcext:value-type="float">
            <text:p>0,633333333333333</text:p>
          </table:table-cell>
          <table:table-cell office:value-type="float" office:value="1.45422173638084" calcext:value-type="float">
            <text:p>1,45422173638084</text:p>
          </table:table-cell>
        </table:table-row>
        <table:table-row table:style-name="ro1">
          <table:table-cell office:value-type="float" office:value="0.633333333333333" calcext:value-type="float">
            <text:p>0,633333333333333</text:p>
          </table:table-cell>
          <table:table-cell office:value-type="float" office:value="1.45557018895374" calcext:value-type="float">
            <text:p>1,45557018895374</text:p>
          </table:table-cell>
        </table:table-row>
        <table:table-row table:style-name="ro1">
          <table:table-cell office:value-type="float" office:value="0.633333333333333" calcext:value-type="float">
            <text:p>0,633333333333333</text:p>
          </table:table-cell>
          <table:table-cell office:value-type="float" office:value="1.50567558162936" calcext:value-type="float">
            <text:p>1,50567558162936</text:p>
          </table:table-cell>
        </table:table-row>
        <table:table-row table:style-name="ro1">
          <table:table-cell office:value-type="float" office:value="0.666666666666667" calcext:value-type="float">
            <text:p>0,666666666666667</text:p>
          </table:table-cell>
          <table:table-cell office:value-type="float" office:value="1.5072903887567" calcext:value-type="float">
            <text:p>1,5072903887567</text:p>
          </table:table-cell>
        </table:table-row>
        <table:table-row table:style-name="ro1">
          <table:table-cell office:value-type="float" office:value="0.733333333333333" calcext:value-type="float">
            <text:p>0,733333333333333</text:p>
          </table:table-cell>
          <table:table-cell office:value-type="float" office:value="1.5162564643072" calcext:value-type="float">
            <text:p>1,5162564643072</text:p>
          </table:table-cell>
        </table:table-row>
        <table:table-row table:style-name="ro1">
          <table:table-cell office:value-type="float" office:value="0.833333333333333" calcext:value-type="float">
            <text:p>0,833333333333333</text:p>
          </table:table-cell>
          <table:table-cell office:value-type="float" office:value="1.52157551884724" calcext:value-type="float">
            <text:p>1,52157551884724</text:p>
          </table:table-cell>
        </table:table-row>
        <table:table-row table:style-name="ro1">
          <table:table-cell office:value-type="float" office:value="0.85" calcext:value-type="float">
            <text:p>0,85</text:p>
          </table:table-cell>
          <table:table-cell office:value-type="float" office:value="1.50303202542444" calcext:value-type="float">
            <text:p>1,50303202542444</text:p>
          </table:table-cell>
        </table:table-row>
        <table:table-row table:style-name="ro1">
          <table:table-cell office:value-type="float" office:value="0.883333333333333" calcext:value-type="float">
            <text:p>0,883333333333333</text:p>
          </table:table-cell>
          <table:table-cell office:value-type="float" office:value="1.53285888228317" calcext:value-type="float">
            <text:p>1,53285888228317</text:p>
          </table:table-cell>
        </table:table-row>
        <table:table-row table:style-name="ro1">
          <table:table-cell office:value-type="float" office:value="0.9" calcext:value-type="float">
            <text:p>0,9</text:p>
          </table:table-cell>
          <table:table-cell office:value-type="float" office:value="1.50511875309544" calcext:value-type="float">
            <text:p>1,50511875309544</text:p>
          </table:table-cell>
        </table:table-row>
        <table:table-row table:style-name="ro1">
          <table:table-cell office:value-type="float" office:value="0.933333333333333" calcext:value-type="float">
            <text:p>0,933333333333333</text:p>
          </table:table-cell>
          <table:table-cell office:value-type="float" office:value="1.42617102086701" calcext:value-type="float">
            <text:p>1,42617102086701</text:p>
          </table:table-cell>
        </table:table-row>
        <table:table-row table:style-name="ro1">
          <table:table-cell office:value-type="float" office:value="1.01666666666667" calcext:value-type="float">
            <text:p>1,01666666666667</text:p>
          </table:table-cell>
          <table:table-cell office:value-type="float" office:value="1.47329193866916" calcext:value-type="float">
            <text:p>1,47329193866916</text:p>
          </table:table-cell>
        </table:table-row>
        <table:table-row table:style-name="ro1">
          <table:table-cell office:value-type="float" office:value="1.01666666666667" calcext:value-type="float">
            <text:p>1,01666666666667</text:p>
          </table:table-cell>
          <table:table-cell office:value-type="float" office:value="1.41650247199791" calcext:value-type="float">
            <text:p>1,41650247199791</text:p>
          </table:table-cell>
        </table:table-row>
        <table:table-row table:style-name="ro1">
          <table:table-cell office:value-type="float" office:value="1.01666666666667" calcext:value-type="float">
            <text:p>1,01666666666667</text:p>
          </table:table-cell>
          <table:table-cell office:value-type="float" office:value="1.39739163957446" calcext:value-type="float">
            <text:p>1,39739163957446</text:p>
          </table:table-cell>
        </table:table-row>
        <table:table-row table:style-name="ro1">
          <table:table-cell office:value-type="float" office:value="1.1" calcext:value-type="float">
            <text:p>1,1</text:p>
          </table:table-cell>
          <table:table-cell office:value-type="float" office:value="1.28915602828792" calcext:value-type="float">
            <text:p>1,28915602828792</text:p>
          </table:table-cell>
        </table:table-row>
        <table:table-row table:style-name="ro1">
          <table:table-cell office:value-type="float" office:value="1.18333333333333" calcext:value-type="float">
            <text:p>1,18333333333333</text:p>
          </table:table-cell>
          <table:table-cell office:value-type="float" office:value="1.32978003609547" calcext:value-type="float">
            <text:p>1,32978003609547</text:p>
          </table:table-cell>
        </table:table-row>
        <table:table-row table:style-name="ro1">
          <table:table-cell office:value-type="float" office:value="1.2" calcext:value-type="float">
            <text:p>1,2</text:p>
          </table:table-cell>
          <table:table-cell office:value-type="float" office:value="1.3082280149038" calcext:value-type="float">
            <text:p>1,3082280149038</text:p>
          </table:table-cell>
        </table:table-row>
        <table:table-row table:style-name="ro1">
          <table:table-cell office:value-type="float" office:value="1.28333333333333" calcext:value-type="float">
            <text:p>1,28333333333333</text:p>
          </table:table-cell>
          <table:table-cell office:value-type="float" office:value="1.2835218331031" calcext:value-type="float">
            <text:p>1,2835218331031</text:p>
          </table:table-cell>
        </table:table-row>
        <table:table-row table:style-name="ro1">
          <table:table-cell office:value-type="float" office:value="1.41666666666667" calcext:value-type="float">
            <text:p>1,41666666666667</text:p>
          </table:table-cell>
          <table:table-cell office:value-type="float" office:value="1.22684170409237" calcext:value-type="float">
            <text:p>1,22684170409237</text:p>
          </table:table-cell>
        </table:table-row>
        <table:table-row table:style-name="ro1">
          <table:table-cell office:value-type="float" office:value="1.4" calcext:value-type="float">
            <text:p>1,4</text:p>
          </table:table-cell>
          <table:table-cell office:value-type="float" office:value="1.26792615743504" calcext:value-type="float">
            <text:p>1,26792615743504</text:p>
          </table:table-cell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float" office:value="1.19491130341699" calcext:value-type="float">
            <text:p>1,19491130341699</text:p>
          </table:table-cell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float" office:value="0.983095927145408" calcext:value-type="float">
            <text:p>0,983095927145408</text:p>
          </table:table-cell>
        </table:table-row>
        <table:table-row table:style-name="ro1">
          <table:table-cell office:value-type="float" office:value="1.55" calcext:value-type="float">
            <text:p>1,55</text:p>
          </table:table-cell>
          <table:table-cell office:value-type="float" office:value="1.03235735793925" calcext:value-type="float">
            <text:p>1,03235735793925</text:p>
          </table:table-cell>
        </table:table-row>
        <table:table-row table:style-name="ro1">
          <table:table-cell office:value-type="float" office:value="1.58333333333333" calcext:value-type="float">
            <text:p>1,58333333333333</text:p>
          </table:table-cell>
          <table:table-cell office:value-type="float" office:value="1.10738677504346" calcext:value-type="float">
            <text:p>1,10738677504346</text:p>
          </table:table-cell>
        </table:table-row>
        <table:table-row table:style-name="ro1">
          <table:table-cell office:value-type="float" office:value="1.56666666666667" calcext:value-type="float">
            <text:p>1,56666666666667</text:p>
          </table:table-cell>
          <table:table-cell office:value-type="float" office:value="1.04846593898133" calcext:value-type="float">
            <text:p>1,04846593898133</text:p>
          </table:table-cell>
        </table:table-row>
        <table:table-row table:style-name="ro1">
          <table:table-cell office:value-type="float" office:value="1.61666666666667" calcext:value-type="float">
            <text:p>1,61666666666667</text:p>
          </table:table-cell>
          <table:table-cell office:value-type="float" office:value="0.910918187688277" calcext:value-type="float">
            <text:p>0,910918187688277</text:p>
          </table:table-cell>
        </table:table-row>
        <table:table-row table:style-name="ro1">
          <table:table-cell office:value-type="float" office:value="1.65" calcext:value-type="float">
            <text:p>1,65</text:p>
          </table:table-cell>
          <table:table-cell office:value-type="float" office:value="0.951005660294021" calcext:value-type="float">
            <text:p>0,951005660294021</text:p>
          </table:table-cell>
        </table:table-row>
        <table:table-row table:style-name="ro1">
          <table:table-cell office:value-type="float" office:value="1.7" calcext:value-type="float">
            <text:p>1,7</text:p>
          </table:table-cell>
          <table:table-cell office:value-type="float" office:value="1.01277479247618" calcext:value-type="float">
            <text:p>1,01277479247618</text:p>
          </table:table-cell>
        </table:table-row>
        <table:table-row table:style-name="ro1">
          <table:table-cell office:value-type="float" office:value="1.75" calcext:value-type="float">
            <text:p>1,75</text:p>
          </table:table-cell>
          <table:table-cell office:value-type="float" office:value="0.901468672179254" calcext:value-type="float">
            <text:p>0,901468672179254</text:p>
          </table:table-cell>
        </table:table-row>
        <table:table-row table:style-name="ro1">
          <table:table-cell office:value-type="float" office:value="1.78333333333333" calcext:value-type="float">
            <text:p>1,78333333333333</text:p>
          </table:table-cell>
          <table:table-cell office:value-type="float" office:value="0.87981623992974" calcext:value-type="float">
            <text:p>0,87981623992974</text:p>
          </table:table-cell>
        </table:table-row>
        <table:table-row table:style-name="ro1">
          <table:table-cell office:value-type="float" office:value="1.88333333333333" calcext:value-type="float">
            <text:p>1,88333333333333</text:p>
          </table:table-cell>
          <table:table-cell office:value-type="float" office:value="0.870156744809314" calcext:value-type="float">
            <text:p>0,870156744809314</text:p>
          </table:table-cell>
        </table:table-row>
        <table:table-row table:style-name="ro1">
          <table:table-cell office:value-type="float" office:value="1.95" calcext:value-type="float">
            <text:p>1,95</text:p>
          </table:table-cell>
          <table:table-cell office:value-type="float" office:value="0.814693339033421" calcext:value-type="float">
            <text:p>0,814693339033421</text:p>
          </table:table-cell>
        </table:table-row>
        <table:table-row table:style-name="ro1">
          <table:table-cell office:value-type="float" office:value="1.95" calcext:value-type="float">
            <text:p>1,95</text:p>
          </table:table-cell>
          <table:table-cell office:value-type="float" office:value="0.829880985890584" calcext:value-type="float">
            <text:p>0,829880985890584</text:p>
          </table:table-cell>
        </table:table-row>
        <table:table-row table:style-name="ro1">
          <table:table-cell office:value-type="float" office:value="2.01666666666667" calcext:value-type="float">
            <text:p>2,01666666666667</text:p>
          </table:table-cell>
          <table:table-cell office:value-type="float" office:value="0.742029687983005" calcext:value-type="float">
            <text:p>0,742029687983005</text:p>
          </table:table-cell>
        </table:table-row>
        <table:table-row table:style-name="ro1">
          <table:table-cell office:value-type="float" office:value="2.08333333333333" calcext:value-type="float">
            <text:p>2,08333333333333</text:p>
          </table:table-cell>
          <table:table-cell office:value-type="float" office:value="0.752584120592351" calcext:value-type="float">
            <text:p>0,752584120592351</text:p>
          </table:table-cell>
        </table:table-row>
        <table:table-row table:style-name="ro1">
          <table:table-cell office:value-type="float" office:value="2.13333333333333" calcext:value-type="float">
            <text:p>2,13333333333333</text:p>
          </table:table-cell>
          <table:table-cell office:value-type="float" office:value="0.68912248731226" calcext:value-type="float">
            <text:p>0,68912248731226</text:p>
          </table:table-cell>
        </table:table-row>
        <table:table-row table:style-name="ro1">
          <table:table-cell office:value-type="float" office:value="2.2" calcext:value-type="float">
            <text:p>2,2</text:p>
          </table:table-cell>
          <table:table-cell office:value-type="float" office:value="0.774803447610557" calcext:value-type="float">
            <text:p>0,774803447610557</text:p>
          </table:table-cell>
        </table:table-row>
        <table:table-row table:style-name="ro1">
          <table:table-cell office:value-type="float" office:value="2.35" calcext:value-type="float">
            <text:p>2,35</text:p>
          </table:table-cell>
          <table:table-cell office:value-type="float" office:value="0.792825496272426" calcext:value-type="float">
            <text:p>0,792825496272426</text:p>
          </table:table-cell>
        </table:table-row>
        <table:table-row table:style-name="ro1">
          <table:table-cell office:value-type="float" office:value="2.51666666666667" calcext:value-type="float">
            <text:p>2,51666666666667</text:p>
          </table:table-cell>
          <table:table-cell office:value-type="float" office:value="0.768313323382875" calcext:value-type="float">
            <text:p>0,768313323382875</text:p>
          </table:table-cell>
        </table:table-row>
        <table:table-row table:style-name="ro1">
          <table:table-cell office:value-type="float" office:value="2.6" calcext:value-type="float">
            <text:p>2,6</text:p>
          </table:table-cell>
          <table:table-cell office:value-type="float" office:value="0.776243409603343" calcext:value-type="float">
            <text:p>0,776243409603343</text:p>
          </table:table-cell>
        </table:table-row>
        <table:table-row table:style-name="ro1">
          <table:table-cell office:value-type="float" office:value="2.66666666666667" calcext:value-type="float">
            <text:p>2,66666666666667</text:p>
          </table:table-cell>
          <table:table-cell office:value-type="float" office:value="0.842406830291082" calcext:value-type="float">
            <text:p>0,842406830291082</text:p>
          </table:table-cell>
        </table:table-row>
        <table:table-row table:style-name="ro1">
          <table:table-cell office:value-type="float" office:value="2.8" calcext:value-type="float">
            <text:p>2,8</text:p>
          </table:table-cell>
          <table:table-cell office:value-type="float" office:value="0.791156899829602" calcext:value-type="float">
            <text:p>0,791156899829602</text:p>
          </table:table-cell>
        </table:table-row>
        <table:table-row table:style-name="ro1">
          <table:table-cell office:value-type="float" office:value="2.88333333333333" calcext:value-type="float">
            <text:p>2,88333333333333</text:p>
          </table:table-cell>
          <table:table-cell office:value-type="float" office:value="0.69991699669188" calcext:value-type="float">
            <text:p>0,6999169966918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53779426508887" calcext:value-type="float">
            <text:p>0,5377942650888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600909744483749" calcext:value-type="float">
            <text:p>0,600909744483749</text:p>
          </table:table-cell>
        </table:table-row>
        <table:table-row table:style-name="ro1">
          <table:table-cell office:value-type="float" office:value="3.1" calcext:value-type="float">
            <text:p>3,1</text:p>
          </table:table-cell>
          <table:table-cell office:value-type="float" office:value="0.551280884439497" calcext:value-type="float">
            <text:p>0,551280884439497</text:p>
          </table:table-cell>
        </table:table-row>
        <table:table-row table:style-name="ro1">
          <table:table-cell office:value-type="float" office:value="3.2" calcext:value-type="float">
            <text:p>3,2</text:p>
          </table:table-cell>
          <table:table-cell office:value-type="float" office:value="0.546740301553452" calcext:value-type="float">
            <text:p>0,546740301553452</text:p>
          </table:table-cell>
        </table:table-row>
        <table:table-row table:style-name="ro1">
          <table:table-cell office:value-type="float" office:value="3.28333333333333" calcext:value-type="float">
            <text:p>3,28333333333333</text:p>
          </table:table-cell>
          <table:table-cell office:value-type="float" office:value="0.486958760773277" calcext:value-type="float">
            <text:p>0,486958760773277</text:p>
          </table:table-cell>
        </table:table-row>
        <table:table-row table:style-name="ro1">
          <table:table-cell office:value-type="float" office:value="3.4" calcext:value-type="float">
            <text:p>3,4</text:p>
          </table:table-cell>
          <table:table-cell office:value-type="float" office:value="0.621145947458935" calcext:value-type="float">
            <text:p>0,621145947458935</text:p>
          </table:table-cell>
        </table:table-row>
        <table:table-row table:style-name="ro1">
          <table:table-cell office:value-type="float" office:value="3.38333333333333" calcext:value-type="float">
            <text:p>3,38333333333333</text:p>
          </table:table-cell>
          <table:table-cell office:value-type="float" office:value="0.525564453660227" calcext:value-type="float">
            <text:p>0,525564453660227</text:p>
          </table:table-cell>
        </table:table-row>
        <table:table-row table:style-name="ro1">
          <table:table-cell office:value-type="float" office:value="3.46666666666667" calcext:value-type="float">
            <text:p>3,46666666666667</text:p>
          </table:table-cell>
          <table:table-cell office:value-type="float" office:value="0.562071045234505" calcext:value-type="float">
            <text:p>0,562071045234505</text:p>
          </table:table-cell>
        </table:table-row>
        <table:table-row table:style-name="ro1">
          <table:table-cell office:value-type="float" office:value="3.53333333333333" calcext:value-type="float">
            <text:p>3,53333333333333</text:p>
          </table:table-cell>
          <table:table-cell office:value-type="float" office:value="0.524326888093572" calcext:value-type="float">
            <text:p>0,524326888093572</text:p>
          </table:table-cell>
        </table:table-row>
        <table:table-row table:style-name="ro1">
          <table:table-cell office:value-type="float" office:value="3.7" calcext:value-type="float">
            <text:p>3,7</text:p>
          </table:table-cell>
          <table:table-cell office:value-type="float" office:value="0.479998957686485" calcext:value-type="float">
            <text:p>0,479998957686485</text:p>
          </table:table-cell>
        </table:table-row>
        <table:table-row table:style-name="ro1">
          <table:table-cell office:value-type="float" office:value="3.8" calcext:value-type="float">
            <text:p>3,8</text:p>
          </table:table-cell>
          <table:table-cell office:value-type="float" office:value="0.462799248444066" calcext:value-type="float">
            <text:p>0,462799248444066</text:p>
          </table:table-cell>
        </table:table-row>
        <table:table-row table:style-name="ro1">
          <table:table-cell office:value-type="float" office:value="3.88333333333333" calcext:value-type="float">
            <text:p>3,88333333333333</text:p>
          </table:table-cell>
          <table:table-cell office:value-type="float" office:value="0.480104816067907" calcext:value-type="float">
            <text:p>0,480104816067907</text:p>
          </table:table-cell>
        </table:table-row>
        <table:table-row table:style-name="ro1">
          <table:table-cell office:value-type="float" office:value="3.95" calcext:value-type="float">
            <text:p>3,95</text:p>
          </table:table-cell>
          <table:table-cell office:value-type="float" office:value="0.431638817760486" calcext:value-type="float">
            <text:p>0,431638817760486</text:p>
          </table:table-cell>
        </table:table-row>
        <table:table-row table:style-name="ro1">
          <table:table-cell office:value-type="float" office:value="4.01666666666667" calcext:value-type="float">
            <text:p>4,01666666666667</text:p>
          </table:table-cell>
          <table:table-cell office:value-type="float" office:value="0.449479404803087" calcext:value-type="float">
            <text:p>0,449479404803087</text:p>
          </table:table-cell>
        </table:table-row>
        <table:table-row table:style-name="ro1">
          <table:table-cell office:value-type="float" office:value="4.1" calcext:value-type="float">
            <text:p>4,1</text:p>
          </table:table-cell>
          <table:table-cell office:value-type="float" office:value="0.462942550289564" calcext:value-type="float">
            <text:p>0,462942550289564</text:p>
          </table:table-cell>
        </table:table-row>
        <table:table-row table:style-name="ro1">
          <table:table-cell office:value-type="float" office:value="4.11666666666667" calcext:value-type="float">
            <text:p>4,11666666666667</text:p>
          </table:table-cell>
          <table:table-cell office:value-type="float" office:value="0.450815827047055" calcext:value-type="float">
            <text:p>0,450815827047055</text:p>
          </table:table-cell>
        </table:table-row>
        <table:table-row table:style-name="ro1">
          <table:table-cell office:value-type="float" office:value="4.16666666666667" calcext:value-type="float">
            <text:p>4,16666666666667</text:p>
          </table:table-cell>
          <table:table-cell office:value-type="float" office:value="0.459140495965986" calcext:value-type="float">
            <text:p>0,459140495965986</text:p>
          </table:table-cell>
        </table:table-row>
        <table:table-row table:style-name="ro1">
          <table:table-cell office:value-type="float" office:value="4.21666666666667" calcext:value-type="float">
            <text:p>4,21666666666667</text:p>
          </table:table-cell>
          <table:table-cell office:value-type="float" office:value="0.47882013349923" calcext:value-type="float">
            <text:p>0,47882013349923</text:p>
          </table:table-cell>
        </table:table-row>
        <table:table-row table:style-name="ro1">
          <table:table-cell office:value-type="float" office:value="4.31666666666667" calcext:value-type="float">
            <text:p>4,31666666666667</text:p>
          </table:table-cell>
          <table:table-cell office:value-type="float" office:value="0.473915957657661" calcext:value-type="float">
            <text:p>0,473915957657661</text:p>
          </table:table-cell>
        </table:table-row>
        <table:table-row table:style-name="ro1">
          <table:table-cell office:value-type="float" office:value="4.38333333333333" calcext:value-type="float">
            <text:p>4,38333333333333</text:p>
          </table:table-cell>
          <table:table-cell office:value-type="float" office:value="0.387719753559778" calcext:value-type="float">
            <text:p>0,387719753559778</text:p>
          </table:table-cell>
        </table:table-row>
        <table:table-row table:style-name="ro1">
          <table:table-cell office:value-type="float" office:value="4.41666666666667" calcext:value-type="float">
            <text:p>4,41666666666667</text:p>
          </table:table-cell>
          <table:table-cell office:value-type="float" office:value="0.354250674040885" calcext:value-type="float">
            <text:p>0,354250674040885</text:p>
          </table:table-cell>
        </table:table-row>
        <table:table-row table:style-name="ro1">
          <table:table-cell office:value-type="float" office:value="4.46666666666667" calcext:value-type="float">
            <text:p>4,46666666666667</text:p>
          </table:table-cell>
          <table:table-cell office:value-type="float" office:value="0.39267275871998" calcext:value-type="float">
            <text:p>0,39267275871998</text:p>
          </table:table-cell>
        </table:table-row>
        <table:table-row table:style-name="ro1">
          <table:table-cell office:value-type="float" office:value="4.53333333333333" calcext:value-type="float">
            <text:p>4,53333333333333</text:p>
          </table:table-cell>
          <table:table-cell office:value-type="float" office:value="0.355713164006087" calcext:value-type="float">
            <text:p>0,355713164006087</text:p>
          </table:table-cell>
        </table:table-row>
        <table:table-row table:style-name="ro1">
          <table:table-cell office:value-type="float" office:value="4.58333333333333" calcext:value-type="float">
            <text:p>4,58333333333333</text:p>
          </table:table-cell>
          <table:table-cell office:value-type="float" office:value="0.341923358489095" calcext:value-type="float">
            <text:p>0,341923358489095</text:p>
          </table:table-cell>
        </table:table-row>
        <table:table-row table:style-name="ro1">
          <table:table-cell office:value-type="float" office:value="4.7" calcext:value-type="float">
            <text:p>4,7</text:p>
          </table:table-cell>
          <table:table-cell office:value-type="float" office:value="0.382139860455722" calcext:value-type="float">
            <text:p>0,382139860455722</text:p>
          </table:table-cell>
        </table:table-row>
        <table:table-row table:style-name="ro1">
          <table:table-cell office:value-type="float" office:value="4.75" calcext:value-type="float">
            <text:p>4,75</text:p>
          </table:table-cell>
          <table:table-cell office:value-type="float" office:value="0.37701796101065" calcext:value-type="float">
            <text:p>0,37701796101065</text:p>
          </table:table-cell>
        </table:table-row>
        <table:table-row table:style-name="ro1">
          <table:table-cell office:value-type="float" office:value="4.88333333333333" calcext:value-type="float">
            <text:p>4,88333333333333</text:p>
          </table:table-cell>
          <table:table-cell office:value-type="float" office:value="0.365012912190884" calcext:value-type="float">
            <text:p>0,365012912190884</text:p>
          </table:table-cell>
        </table:table-row>
        <table:table-row table:style-name="ro1">
          <table:table-cell office:value-type="float" office:value="4.91666666666667" calcext:value-type="float">
            <text:p>4,91666666666667</text:p>
          </table:table-cell>
          <table:table-cell office:value-type="float" office:value="0.380135362498432" calcext:value-type="float">
            <text:p>0,380135362498432</text:p>
          </table:table-cell>
        </table:table-row>
        <table:table-row table:style-name="ro1">
          <table:table-cell office:value-type="float" office:value="4.98333333333333" calcext:value-type="float">
            <text:p>4,98333333333333</text:p>
          </table:table-cell>
          <table:table-cell office:value-type="float" office:value="0.352414794991408" calcext:value-type="float">
            <text:p>0,352414794991408</text:p>
          </table:table-cell>
        </table:table-row>
        <table:table-row table:style-name="ro1">
          <table:table-cell office:value-type="float" office:value="5.03333333333333" calcext:value-type="float">
            <text:p>5,03333333333333</text:p>
          </table:table-cell>
          <table:table-cell office:value-type="float" office:value="0.341372031133072" calcext:value-type="float">
            <text:p>0,341372031133072</text:p>
          </table:table-cell>
        </table:table-row>
        <table:table-row table:style-name="ro1">
          <table:table-cell office:value-type="float" office:value="5.15" calcext:value-type="float">
            <text:p>5,15</text:p>
          </table:table-cell>
          <table:table-cell office:value-type="float" office:value="0.290636533455164" calcext:value-type="float">
            <text:p>0,290636533455164</text:p>
          </table:table-cell>
        </table:table-row>
        <table:table-row table:style-name="ro1">
          <table:table-cell office:value-type="float" office:value="5.21666666666667" calcext:value-type="float">
            <text:p>5,21666666666667</text:p>
          </table:table-cell>
          <table:table-cell office:value-type="float" office:value="0.321577506083633" calcext:value-type="float">
            <text:p>0,321577506083633</text:p>
          </table:table-cell>
        </table:table-row>
        <table:table-row table:style-name="ro1">
          <table:table-cell office:value-type="float" office:value="5.26666666666667" calcext:value-type="float">
            <text:p>5,26666666666667</text:p>
          </table:table-cell>
          <table:table-cell office:value-type="float" office:value="0.28889897164599" calcext:value-type="float">
            <text:p>0,28889897164599</text:p>
          </table:table-cell>
        </table:table-row>
        <table:table-row table:style-name="ro1">
          <table:table-cell office:value-type="float" office:value="5.33333333333333" calcext:value-type="float">
            <text:p>5,33333333333333</text:p>
          </table:table-cell>
          <table:table-cell office:value-type="float" office:value="0.309959965365893" calcext:value-type="float">
            <text:p>0,309959965365893</text:p>
          </table:table-cell>
        </table:table-row>
        <table:table-row table:style-name="ro1">
          <table:table-cell office:value-type="float" office:value="5.38333333333333" calcext:value-type="float">
            <text:p>5,38333333333333</text:p>
          </table:table-cell>
          <table:table-cell office:value-type="float" office:value="0.349450713311036" calcext:value-type="float">
            <text:p>0,349450713311036</text:p>
          </table:table-cell>
        </table:table-row>
        <table:table-row table:style-name="ro1">
          <table:table-cell office:value-type="float" office:value="5.46666666666667" calcext:value-type="float">
            <text:p>5,46666666666667</text:p>
          </table:table-cell>
          <table:table-cell office:value-type="float" office:value="0.316020429111474" calcext:value-type="float">
            <text:p>0,316020429111474</text:p>
          </table:table-cell>
        </table:table-row>
        <table:table-row table:style-name="ro1">
          <table:table-cell office:value-type="float" office:value="5.55" calcext:value-type="float">
            <text:p>5,55</text:p>
          </table:table-cell>
          <table:table-cell office:value-type="float" office:value="0.324972515076503" calcext:value-type="float">
            <text:p>0,324972515076503</text:p>
          </table:table-cell>
        </table:table-row>
        <table:table-row table:style-name="ro1">
          <table:table-cell office:value-type="float" office:value="5.56666666666667" calcext:value-type="float">
            <text:p>5,56666666666667</text:p>
          </table:table-cell>
          <table:table-cell office:value-type="float" office:value="0.268608884655732" calcext:value-type="float">
            <text:p>0,268608884655732</text:p>
          </table:table-cell>
        </table:table-row>
        <table:table-row table:style-name="ro1">
          <table:table-cell office:value-type="float" office:value="5.66666666666667" calcext:value-type="float">
            <text:p>5,66666666666667</text:p>
          </table:table-cell>
          <table:table-cell office:value-type="float" office:value="0.262955508954669" calcext:value-type="float">
            <text:p>0,262955508954669</text:p>
          </table:table-cell>
        </table:table-row>
        <table:table-row table:style-name="ro1">
          <table:table-cell office:value-type="float" office:value="5.66666666666667" calcext:value-type="float">
            <text:p>5,66666666666667</text:p>
          </table:table-cell>
          <table:table-cell office:value-type="float" office:value="0.238150956821059" calcext:value-type="float">
            <text:p>0,238150956821059</text:p>
          </table:table-cell>
        </table:table-row>
        <table:table-row table:style-name="ro1">
          <table:table-cell office:value-type="float" office:value="5.7" calcext:value-type="float">
            <text:p>5,7</text:p>
          </table:table-cell>
          <table:table-cell office:value-type="float" office:value="0.313539269765984" calcext:value-type="float">
            <text:p>0,313539269765984</text:p>
          </table:table-cell>
        </table:table-row>
        <table:table-row table:style-name="ro1">
          <table:table-cell office:value-type="float" office:value="5.71666666666667" calcext:value-type="float">
            <text:p>5,71666666666667</text:p>
          </table:table-cell>
          <table:table-cell office:value-type="float" office:value="0.295271025216345" calcext:value-type="float">
            <text:p>0,295271025216345</text:p>
          </table:table-cell>
        </table:table-row>
        <table:table-row table:style-name="ro1">
          <table:table-cell office:value-type="float" office:value="5.8" calcext:value-type="float">
            <text:p>5,8</text:p>
          </table:table-cell>
          <table:table-cell office:value-type="float" office:value="0.202624392554162" calcext:value-type="float">
            <text:p>0,202624392554162</text:p>
          </table:table-cell>
        </table:table-row>
        <table:table-row table:style-name="ro1">
          <table:table-cell office:value-type="float" office:value="5.8" calcext:value-type="float">
            <text:p>5,8</text:p>
          </table:table-cell>
          <table:table-cell office:value-type="float" office:value="0.212489203527141" calcext:value-type="float">
            <text:p>0,212489203527141</text:p>
          </table:table-cell>
        </table:table-row>
        <table:table-row table:style-name="ro1">
          <table:table-cell office:value-type="float" office:value="5.78333333333333" calcext:value-type="float">
            <text:p>5,78333333333333</text:p>
          </table:table-cell>
          <table:table-cell office:value-type="float" office:value="0.204642430989777" calcext:value-type="float">
            <text:p>0,204642430989777</text:p>
          </table:table-cell>
        </table:table-row>
        <table:table-row table:style-name="ro1">
          <table:table-cell office:value-type="float" office:value="5.86666666666667" calcext:value-type="float">
            <text:p>5,86666666666667</text:p>
          </table:table-cell>
          <table:table-cell office:value-type="float" office:value="0.241323379445074" calcext:value-type="float">
            <text:p>0,241323379445074</text:p>
          </table:table-cell>
        </table:table-row>
        <table:table-row table:style-name="ro1">
          <table:table-cell office:value-type="float" office:value="5.78333333333333" calcext:value-type="float">
            <text:p>5,78333333333333</text:p>
          </table:table-cell>
          <table:table-cell office:value-type="float" office:value="0.283146942351769" calcext:value-type="float">
            <text:p>0,283146942351769</text:p>
          </table:table-cell>
        </table:table-row>
        <table:table-row table:style-name="ro1">
          <table:table-cell office:value-type="float" office:value="5.81666666666667" calcext:value-type="float">
            <text:p>5,81666666666667</text:p>
          </table:table-cell>
          <table:table-cell office:value-type="float" office:value="0.256748315296848" calcext:value-type="float">
            <text:p>0,256748315296848</text:p>
          </table:table-cell>
        </table:table-row>
        <table:table-row table:style-name="ro1">
          <table:table-cell office:value-type="float" office:value="5.83333333333333" calcext:value-type="float">
            <text:p>5,83333333333333</text:p>
          </table:table-cell>
          <table:table-cell office:value-type="float" office:value="0.28632990004305" calcext:value-type="float">
            <text:p>0,28632990004305</text:p>
          </table:table-cell>
        </table:table-row>
        <table:table-row table:style-name="ro1">
          <table:table-cell office:value-type="float" office:value="5.91666666666667" calcext:value-type="float">
            <text:p>5,91666666666667</text:p>
          </table:table-cell>
          <table:table-cell office:value-type="float" office:value="0.226809731368801" calcext:value-type="float">
            <text:p>0,226809731368801</text:p>
          </table:table-cell>
        </table:table-row>
        <table:table-row table:style-name="ro1">
          <table:table-cell office:value-type="float" office:value="5.91666666666667" calcext:value-type="float">
            <text:p>5,91666666666667</text:p>
          </table:table-cell>
          <table:table-cell office:value-type="float" office:value="0.222659543004437" calcext:value-type="float">
            <text:p>0,222659543004437</text:p>
          </table:table-cell>
        </table:table-row>
        <table:table-row table:style-name="ro1">
          <table:table-cell office:value-type="float" office:value="5.86666666666667" calcext:value-type="float">
            <text:p>5,86666666666667</text:p>
          </table:table-cell>
          <table:table-cell office:value-type="float" office:value="0.199066786359797" calcext:value-type="float">
            <text:p>0,199066786359797</text:p>
          </table:table-cell>
        </table:table-row>
        <table:table-row table:style-name="ro1">
          <table:table-cell office:value-type="float" office:value="5.93333333333333" calcext:value-type="float">
            <text:p>5,93333333333333</text:p>
          </table:table-cell>
          <table:table-cell office:value-type="float" office:value="0.201052034966571" calcext:value-type="float">
            <text:p>0,201052034966571</text:p>
          </table:table-cell>
        </table:table-row>
        <table:table-row table:style-name="ro1">
          <table:table-cell office:value-type="float" office:value="5.96666666666667" calcext:value-type="float">
            <text:p>5,96666666666667</text:p>
          </table:table-cell>
          <table:table-cell office:value-type="float" office:value="0.262351072358529" calcext:value-type="float">
            <text:p>0,262351072358529</text:p>
          </table:table-cell>
        </table:table-row>
        <table:table-row table:style-name="ro1">
          <table:table-cell office:value-type="float" office:value="5.98333333333333" calcext:value-type="float">
            <text:p>5,98333333333333</text:p>
          </table:table-cell>
          <table:table-cell office:value-type="float" office:value="0.189945288014177" calcext:value-type="float">
            <text:p>0,189945288014177</text:p>
          </table:table-cell>
        </table:table-row>
        <table:table-row table:style-name="ro1">
          <table:table-cell office:value-type="float" office:value="6.05" calcext:value-type="float">
            <text:p>6,05</text:p>
          </table:table-cell>
          <table:table-cell office:value-type="float" office:value="0.188403246568582" calcext:value-type="float">
            <text:p>0,188403246568582</text:p>
          </table:table-cell>
        </table:table-row>
        <table:table-row table:style-name="ro1">
          <table:table-cell office:value-type="float" office:value="6.01666666666667" calcext:value-type="float">
            <text:p>6,01666666666667</text:p>
          </table:table-cell>
          <table:table-cell office:value-type="float" office:value="0.167942851869782" calcext:value-type="float">
            <text:p>0,16794285186978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254833024732426" calcext:value-type="float">
            <text:p>0,254833024732426</text:p>
          </table:table-cell>
        </table:table-row>
        <table:table-row table:style-name="ro1">
          <table:table-cell office:value-type="float" office:value="6.05" calcext:value-type="float">
            <text:p>6,05</text:p>
          </table:table-cell>
          <table:table-cell office:value-type="float" office:value="0.140437099643026" calcext:value-type="float">
            <text:p>0,140437099643026</text:p>
          </table:table-cell>
        </table:table-row>
        <table:table-row table:style-name="ro1">
          <table:table-cell office:value-type="float" office:value="6.06666666666667" calcext:value-type="float">
            <text:p>6,06666666666667</text:p>
          </table:table-cell>
          <table:table-cell office:value-type="float" office:value="0.158715296471881" calcext:value-type="float">
            <text:p>0,158715296471881</text:p>
          </table:table-cell>
        </table:table-row>
        <table:table-row table:style-name="ro1">
          <table:table-cell office:value-type="float" office:value="6.06666666666667" calcext:value-type="float">
            <text:p>6,06666666666667</text:p>
          </table:table-cell>
          <table:table-cell office:value-type="float" office:value="0.182145039192478" calcext:value-type="float">
            <text:p>0,182145039192478</text:p>
          </table:table-cell>
        </table:table-row>
        <table:table-row table:style-name="ro1">
          <table:table-cell office:value-type="float" office:value="6.03333333333333" calcext:value-type="float">
            <text:p>6,03333333333333</text:p>
          </table:table-cell>
          <table:table-cell office:value-type="float" office:value="0.205517452327309" calcext:value-type="float">
            <text:p>0,205517452327309</text:p>
          </table:table-cell>
        </table:table-row>
        <table:table-row table:style-name="ro1">
          <table:table-cell office:value-type="float" office:value="6.05" calcext:value-type="float">
            <text:p>6,05</text:p>
          </table:table-cell>
          <table:table-cell office:value-type="float" office:value="0.229891358151697" calcext:value-type="float">
            <text:p>0,229891358151697</text:p>
          </table:table-cell>
        </table:table-row>
        <table:table-row table:style-name="ro1">
          <table:table-cell office:value-type="float" office:value="6.06666666666667" calcext:value-type="float">
            <text:p>6,06666666666667</text:p>
          </table:table-cell>
          <table:table-cell office:value-type="float" office:value="0.174344605174093" calcext:value-type="float">
            <text:p>0,174344605174093</text:p>
          </table:table-cell>
        </table:table-row>
        <table:table-row table:style-name="ro1">
          <table:table-cell office:value-type="float" office:value="6.08333333333333" calcext:value-type="float">
            <text:p>6,08333333333333</text:p>
          </table:table-cell>
          <table:table-cell office:value-type="float" office:value="0.202570225947213" calcext:value-type="float">
            <text:p>0,202570225947213</text:p>
          </table:table-cell>
        </table:table-row>
        <table:table-row table:style-name="ro1">
          <table:table-cell office:value-type="float" office:value="6.08333333333333" calcext:value-type="float">
            <text:p>6,08333333333333</text:p>
          </table:table-cell>
          <table:table-cell office:value-type="float" office:value="0.232127258140429" calcext:value-type="float">
            <text:p>0,232127258140429</text:p>
          </table:table-cell>
        </table:table-row>
        <table:table-row table:style-name="ro1">
          <table:table-cell office:value-type="float" office:value="6.1" calcext:value-type="float">
            <text:p>6,1</text:p>
          </table:table-cell>
          <table:table-cell office:value-type="float" office:value="0.158838229659002" calcext:value-type="float">
            <text:p>0,158838229659002</text:p>
          </table:table-cell>
        </table:table-row>
        <table:table-row table:style-name="ro1">
          <table:table-cell office:value-type="float" office:value="6.08333333333333" calcext:value-type="float">
            <text:p>6,08333333333333</text:p>
          </table:table-cell>
          <table:table-cell office:value-type="float" office:value="0.152117680943816" calcext:value-type="float">
            <text:p>0,152117680943816</text:p>
          </table:table-cell>
        </table:table-row>
        <table:table-row table:style-name="ro1">
          <table:table-cell office:value-type="float" office:value="6.08333333333333" calcext:value-type="float">
            <text:p>6,08333333333333</text:p>
          </table:table-cell>
          <table:table-cell office:value-type="float" office:value="0.171266703406687" calcext:value-type="float">
            <text:p>0,171266703406687</text:p>
          </table:table-cell>
        </table:table-row>
        <table:table-row table:style-name="ro1">
          <table:table-cell office:value-type="float" office:value="6.08333333333333" calcext:value-type="float">
            <text:p>6,08333333333333</text:p>
          </table:table-cell>
          <table:table-cell office:value-type="float" office:value="0.165500410143773" calcext:value-type="float">
            <text:p>0,165500410143773</text:p>
          </table:table-cell>
        </table:table-row>
        <table:table-row table:style-name="ro1">
          <table:table-cell office:value-type="float" office:value="6.05" calcext:value-type="float">
            <text:p>6,05</text:p>
          </table:table-cell>
          <table:table-cell office:value-type="float" office:value="0.185777227546189" calcext:value-type="float">
            <text:p>0,185777227546189</text:p>
          </table:table-cell>
        </table:table-row>
        <table:table-row table:style-name="ro1">
          <table:table-cell office:value-type="float" office:value="6.08333333333333" calcext:value-type="float">
            <text:p>6,08333333333333</text:p>
          </table:table-cell>
          <table:table-cell office:value-type="float" office:value="0.195104731466856" calcext:value-type="float">
            <text:p>0,195104731466856</text:p>
          </table:table-cell>
        </table:table-row>
        <table:table-row table:style-name="ro1">
          <table:table-cell office:value-type="float" office:value="6.11666666666667" calcext:value-type="float">
            <text:p>6,11666666666667</text:p>
          </table:table-cell>
          <table:table-cell office:value-type="float" office:value="0.162332359150553" calcext:value-type="float">
            <text:p>0,162332359150553</text:p>
          </table:table-cell>
        </table:table-row>
        <table:table-row table:style-name="ro1">
          <table:table-cell office:value-type="float" office:value="6.11666666666667" calcext:value-type="float">
            <text:p>6,11666666666667</text:p>
          </table:table-cell>
          <table:table-cell office:value-type="float" office:value="0.13097667693393" calcext:value-type="float">
            <text:p>0,13097667693393</text:p>
          </table:table-cell>
        </table:table-row>
        <table:table-row table:style-name="ro1">
          <table:table-cell office:value-type="float" office:value="6.11666666666667" calcext:value-type="float">
            <text:p>6,11666666666667</text:p>
          </table:table-cell>
          <table:table-cell office:value-type="float" office:value="0.167858361151234" calcext:value-type="float">
            <text:p>0,167858361151234</text:p>
          </table:table-cell>
        </table:table-row>
        <table:table-row table:style-name="ro1">
          <table:table-cell office:value-type="float" office:value="6.08333333333333" calcext:value-type="float">
            <text:p>6,08333333333333</text:p>
          </table:table-cell>
          <table:table-cell office:value-type="float" office:value="0.158907040133364" calcext:value-type="float">
            <text:p>0,158907040133364</text:p>
          </table:table-cell>
        </table:table-row>
        <table:table-row table:style-name="ro1">
          <table:table-cell office:value-type="float" office:value="6.11666666666667" calcext:value-type="float">
            <text:p>6,11666666666667</text:p>
          </table:table-cell>
          <table:table-cell office:value-type="float" office:value="0.166754902021719" calcext:value-type="float">
            <text:p>0,166754902021719</text:p>
          </table:table-cell>
        </table:table-row>
        <table:table-row table:style-name="ro1">
          <table:table-cell office:value-type="float" office:value="6.1" calcext:value-type="float">
            <text:p>6,1</text:p>
          </table:table-cell>
          <table:table-cell office:value-type="float" office:value="0.16068624951231" calcext:value-type="float">
            <text:p>0,16068624951231</text:p>
          </table:table-cell>
        </table:table-row>
        <table:table-row table:style-name="ro1">
          <table:table-cell office:value-type="float" office:value="6.08333333333333" calcext:value-type="float">
            <text:p>6,08333333333333</text:p>
          </table:table-cell>
          <table:table-cell office:value-type="float" office:value="0.217455248330389" calcext:value-type="float">
            <text:p>0,217455248330389</text:p>
          </table:table-cell>
        </table:table-row>
        <table:table-row table:style-name="ro1">
          <table:table-cell office:value-type="float" office:value="6.03333333333333" calcext:value-type="float">
            <text:p>6,03333333333333</text:p>
          </table:table-cell>
          <table:table-cell office:value-type="float" office:value="0.146701864260642" calcext:value-type="float">
            <text:p>0,146701864260642</text:p>
          </table:table-cell>
        </table:table-row>
        <table:table-row table:style-name="ro1">
          <table:table-cell office:value-type="float" office:value="6.03333333333333" calcext:value-type="float">
            <text:p>6,03333333333333</text:p>
          </table:table-cell>
          <table:table-cell office:value-type="float" office:value="0.198486657419983" calcext:value-type="float">
            <text:p>0,19848665741998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191772508767324" calcext:value-type="float">
            <text:p>0,191772508767324</text:p>
          </table:table-cell>
        </table:table-row>
        <table:table-row table:style-name="ro1">
          <table:table-cell office:value-type="float" office:value="6.06666666666667" calcext:value-type="float">
            <text:p>6,06666666666667</text:p>
          </table:table-cell>
          <table:table-cell office:value-type="float" office:value="0.153337110408601" calcext:value-type="float">
            <text:p>0,153337110408601</text:p>
          </table:table-cell>
        </table:table-row>
        <table:table-row table:style-name="ro1">
          <table:table-cell office:value-type="float" office:value="5.98333333333333" calcext:value-type="float">
            <text:p>5,98333333333333</text:p>
          </table:table-cell>
          <table:table-cell office:value-type="float" office:value="0.207521019693407" calcext:value-type="float">
            <text:p>0,20752101969340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214776636252623" calcext:value-type="float">
            <text:p>0,21477663625262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194780681414111" calcext:value-type="float">
            <text:p>0,194780681414111</text:p>
          </table:table-cell>
        </table:table-row>
        <table:table-row table:style-name="ro1">
          <table:table-cell office:value-type="float" office:value="6.01666666666667" calcext:value-type="float">
            <text:p>6,01666666666667</text:p>
          </table:table-cell>
          <table:table-cell office:value-type="float" office:value="0.155666066887002" calcext:value-type="float">
            <text:p>0,155666066887002</text:p>
          </table:table-cell>
        </table:table-row>
        <table:table-row table:style-name="ro1">
          <table:table-cell office:value-type="float" office:value="6.03333333333333" calcext:value-type="float">
            <text:p>6,03333333333333</text:p>
          </table:table-cell>
          <table:table-cell office:value-type="float" office:value="0.125449959741584" calcext:value-type="float">
            <text:p>0,125449959741584</text:p>
          </table:table-cell>
        </table:table-row>
        <table:table-row table:style-name="ro1">
          <table:table-cell office:value-type="float" office:value="5.98333333333333" calcext:value-type="float">
            <text:p>5,98333333333333</text:p>
          </table:table-cell>
          <table:table-cell office:value-type="float" office:value="0.152537162393292" calcext:value-type="float">
            <text:p>0,152537162393292</text:p>
          </table:table-cell>
        </table:table-row>
        <table:table-row table:style-name="ro1">
          <table:table-cell office:value-type="float" office:value="5.96666666666667" calcext:value-type="float">
            <text:p>5,96666666666667</text:p>
          </table:table-cell>
          <table:table-cell office:value-type="float" office:value="0.143316249376329" calcext:value-type="float">
            <text:p>0,143316249376329</text:p>
          </table:table-cell>
        </table:table-row>
        <table:table-row table:style-name="ro1">
          <table:table-cell office:value-type="float" office:value="5.95" calcext:value-type="float">
            <text:p>5,95</text:p>
          </table:table-cell>
          <table:table-cell office:value-type="float" office:value="0.226437432394071" calcext:value-type="float">
            <text:p>0,22643743239407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157606793558347" calcext:value-type="float">
            <text:p>0,157606793558347</text:p>
          </table:table-cell>
        </table:table-row>
        <table:table-row table:style-name="ro1">
          <table:table-cell office:value-type="float" office:value="5.96666666666667" calcext:value-type="float">
            <text:p>5,96666666666667</text:p>
          </table:table-cell>
          <table:table-cell office:value-type="float" office:value="0.110408453033774" calcext:value-type="float">
            <text:p>0,110408453033774</text:p>
          </table:table-cell>
        </table:table-row>
        <table:table-row table:style-name="ro1">
          <table:table-cell office:value-type="float" office:value="5.93333333333333" calcext:value-type="float">
            <text:p>5,93333333333333</text:p>
          </table:table-cell>
          <table:table-cell office:value-type="float" office:value="0.212745352540752" calcext:value-type="float">
            <text:p>0,212745352540752</text:p>
          </table:table-cell>
        </table:table-row>
        <table:table-row table:style-name="ro1">
          <table:table-cell office:value-type="float" office:value="5.91666666666667" calcext:value-type="float">
            <text:p>5,91666666666667</text:p>
          </table:table-cell>
          <table:table-cell office:value-type="float" office:value="0.237114327372213" calcext:value-type="float">
            <text:p>0,237114327372213</text:p>
          </table:table-cell>
        </table:table-row>
        <table:table-row table:style-name="ro1">
          <table:table-cell office:value-type="float" office:value="5.9" calcext:value-type="float">
            <text:p>5,9</text:p>
          </table:table-cell>
          <table:table-cell office:value-type="float" office:value="0.154673255966234" calcext:value-type="float">
            <text:p>0,154673255966234</text:p>
          </table:table-cell>
        </table:table-row>
        <table:table-row table:style-name="ro1">
          <table:table-cell office:value-type="float" office:value="5.88333333333333" calcext:value-type="float">
            <text:p>5,88333333333333</text:p>
          </table:table-cell>
          <table:table-cell office:value-type="float" office:value="0.143361917913599" calcext:value-type="float">
            <text:p>0,143361917913599</text:p>
          </table:table-cell>
        </table:table-row>
        <table:table-row table:style-name="ro1">
          <table:table-cell office:value-type="float" office:value="5.86666666666667" calcext:value-type="float">
            <text:p>5,86666666666667</text:p>
          </table:table-cell>
          <table:table-cell office:value-type="float" office:value="0.0859251940739493" calcext:value-type="float">
            <text:p>0,085925194073949</text:p>
          </table:table-cell>
        </table:table-row>
        <table:table-row table:style-name="ro1">
          <table:table-cell office:value-type="float" office:value="5.85" calcext:value-type="float">
            <text:p>5,85</text:p>
          </table:table-cell>
          <table:table-cell office:value-type="float" office:value="0.115871079101334" calcext:value-type="float">
            <text:p>0,115871079101334</text:p>
          </table:table-cell>
        </table:table-row>
        <table:table-row table:style-name="ro1">
          <table:table-cell office:value-type="float" office:value="5.78333333333333" calcext:value-type="float">
            <text:p>5,78333333333333</text:p>
          </table:table-cell>
          <table:table-cell office:value-type="float" office:value="0.146998589179687" calcext:value-type="float">
            <text:p>0,146998589179687</text:p>
          </table:table-cell>
        </table:table-row>
        <table:table-row table:style-name="ro1">
          <table:table-cell office:value-type="float" office:value="5.78333333333333" calcext:value-type="float">
            <text:p>5,78333333333333</text:p>
          </table:table-cell>
          <table:table-cell office:value-type="float" office:value="0.176180318122068" calcext:value-type="float">
            <text:p>0,176180318122068</text:p>
          </table:table-cell>
        </table:table-row>
        <table:table-row table:style-name="ro1">
          <table:table-cell office:value-type="float" office:value="5.71666666666667" calcext:value-type="float">
            <text:p>5,71666666666667</text:p>
          </table:table-cell>
          <table:table-cell office:value-type="float" office:value="0.193879889383675" calcext:value-type="float">
            <text:p>0,193879889383675</text:p>
          </table:table-cell>
        </table:table-row>
        <table:table-row table:style-name="ro1">
          <table:table-cell office:value-type="float" office:value="5.75" calcext:value-type="float">
            <text:p>5,75</text:p>
          </table:table-cell>
          <table:table-cell office:value-type="float" office:value="0.184925960842959" calcext:value-type="float">
            <text:p>0,184925960842959</text:p>
          </table:table-cell>
        </table:table-row>
        <table:table-row table:style-name="ro1">
          <table:table-cell office:value-type="float" office:value="5.7" calcext:value-type="float">
            <text:p>5,7</text:p>
          </table:table-cell>
          <table:table-cell office:value-type="float" office:value="0.15026708067602" calcext:value-type="float">
            <text:p>0,15026708067602</text:p>
          </table:table-cell>
        </table:table-row>
        <table:table-row table:style-name="ro1">
          <table:table-cell office:value-type="float" office:value="5.7" calcext:value-type="float">
            <text:p>5,7</text:p>
          </table:table-cell>
          <table:table-cell office:value-type="float" office:value="0.201807860502909" calcext:value-type="float">
            <text:p>0,201807860502909</text:p>
          </table:table-cell>
        </table:table-row>
        <table:table-row table:style-name="ro1">
          <table:table-cell office:value-type="float" office:value="5.7" calcext:value-type="float">
            <text:p>5,7</text:p>
          </table:table-cell>
          <table:table-cell office:value-type="float" office:value="0.117275404928213" calcext:value-type="float">
            <text:p>0,117275404928213</text:p>
          </table:table-cell>
        </table:table-row>
        <table:table-row table:style-name="ro1">
          <table:table-cell office:value-type="float" office:value="5.68333333333333" calcext:value-type="float">
            <text:p>5,68333333333333</text:p>
          </table:table-cell>
          <table:table-cell office:value-type="float" office:value="0.162795179286825" calcext:value-type="float">
            <text:p>0,162795179286825</text:p>
          </table:table-cell>
        </table:table-row>
        <table:table-row table:style-name="ro1">
          <table:table-cell office:value-type="float" office:value="5.65" calcext:value-type="float">
            <text:p>5,65</text:p>
          </table:table-cell>
          <table:table-cell office:value-type="float" office:value="0.143957908292293" calcext:value-type="float">
            <text:p>0,143957908292293</text:p>
          </table:table-cell>
        </table:table-row>
        <table:table-row table:style-name="ro1">
          <table:table-cell office:value-type="float" office:value="5.63333333333333" calcext:value-type="float">
            <text:p>5,63333333333333</text:p>
          </table:table-cell>
          <table:table-cell office:value-type="float" office:value="0.160072528052427" calcext:value-type="float">
            <text:p>0,160072528052427</text:p>
          </table:table-cell>
        </table:table-row>
        <table:table-row table:style-name="ro1">
          <table:table-cell office:value-type="float" office:value="5.63333333333333" calcext:value-type="float">
            <text:p>5,63333333333333</text:p>
          </table:table-cell>
          <table:table-cell office:value-type="float" office:value="0.172326300861072" calcext:value-type="float">
            <text:p>0,172326300861072</text:p>
          </table:table-cell>
        </table:table-row>
        <table:table-row table:style-name="ro1">
          <table:table-cell office:value-type="float" office:value="5.61666666666667" calcext:value-type="float">
            <text:p>5,61666666666667</text:p>
          </table:table-cell>
          <table:table-cell office:value-type="float" office:value="0.121690018097489" calcext:value-type="float">
            <text:p>0,121690018097489</text:p>
          </table:table-cell>
        </table:table-row>
        <table:table-row table:style-name="ro1">
          <table:table-cell office:value-type="float" office:value="5.56666666666667" calcext:value-type="float">
            <text:p>5,56666666666667</text:p>
          </table:table-cell>
          <table:table-cell office:value-type="float" office:value="0.183519538089055" calcext:value-type="float">
            <text:p>0,183519538089055</text:p>
          </table:table-cell>
        </table:table-row>
        <table:table-row table:style-name="ro1">
          <table:table-cell office:value-type="float" office:value="5.53333333333333" calcext:value-type="float">
            <text:p>5,53333333333333</text:p>
          </table:table-cell>
          <table:table-cell office:value-type="float" office:value="0.222509101959152" calcext:value-type="float">
            <text:p>0,222509101959152</text:p>
          </table:table-cell>
        </table:table-row>
        <table:table-row table:style-name="ro1">
          <table:table-cell office:value-type="float" office:value="5.5" calcext:value-type="float">
            <text:p>5,5</text:p>
          </table:table-cell>
          <table:table-cell office:value-type="float" office:value="0.18896543548456" calcext:value-type="float">
            <text:p>0,18896543548456</text:p>
          </table:table-cell>
        </table:table-row>
        <table:table-row table:style-name="ro1">
          <table:table-cell office:value-type="float" office:value="5.48333333333333" calcext:value-type="float">
            <text:p>5,48333333333333</text:p>
          </table:table-cell>
          <table:table-cell office:value-type="float" office:value="0.140690847819742" calcext:value-type="float">
            <text:p>0,140690847819742</text:p>
          </table:table-cell>
        </table:table-row>
        <table:table-row table:style-name="ro1">
          <table:table-cell office:value-type="float" office:value="5.5" calcext:value-type="float">
            <text:p>5,5</text:p>
          </table:table-cell>
          <table:table-cell office:value-type="float" office:value="0.102253844523187" calcext:value-type="float">
            <text:p>0,102253844523187</text:p>
          </table:table-cell>
        </table:table-row>
        <table:table-row table:style-name="ro1">
          <table:table-cell office:value-type="float" office:value="5.41666666666667" calcext:value-type="float">
            <text:p>5,41666666666667</text:p>
          </table:table-cell>
          <table:table-cell office:value-type="float" office:value="0.148299572881411" calcext:value-type="float">
            <text:p>0,148299572881411</text:p>
          </table:table-cell>
        </table:table-row>
        <table:table-row table:style-name="ro1">
          <table:table-cell office:value-type="float" office:value="5.41666666666667" calcext:value-type="float">
            <text:p>5,41666666666667</text:p>
          </table:table-cell>
          <table:table-cell office:value-type="float" office:value="0.175616634358892" calcext:value-type="float">
            <text:p>0,175616634358892</text:p>
          </table:table-cell>
        </table:table-row>
        <table:table-row table:style-name="ro1">
          <table:table-cell office:value-type="float" office:value="5.41666666666667" calcext:value-type="float">
            <text:p>5,41666666666667</text:p>
          </table:table-cell>
          <table:table-cell office:value-type="float" office:value="0.135821350424031" calcext:value-type="float">
            <text:p>0,135821350424031</text:p>
          </table:table-cell>
        </table:table-row>
        <table:table-row table:style-name="ro1">
          <table:table-cell office:value-type="float" office:value="5.33333333333333" calcext:value-type="float">
            <text:p>5,33333333333333</text:p>
          </table:table-cell>
          <table:table-cell office:value-type="float" office:value="0.174397219957319" calcext:value-type="float">
            <text:p>0,174397219957319</text:p>
          </table:table-cell>
        </table:table-row>
        <table:table-row table:style-name="ro1">
          <table:table-cell office:value-type="float" office:value="5.28333333333333" calcext:value-type="float">
            <text:p>5,28333333333333</text:p>
          </table:table-cell>
          <table:table-cell office:value-type="float" office:value="0.199762328080911" calcext:value-type="float">
            <text:p>0,199762328080911</text:p>
          </table:table-cell>
        </table:table-row>
        <table:table-row table:style-name="ro1">
          <table:table-cell office:value-type="float" office:value="5.26666666666667" calcext:value-type="float">
            <text:p>5,26666666666667</text:p>
          </table:table-cell>
          <table:table-cell office:value-type="float" office:value="0.268646426780299" calcext:value-type="float">
            <text:p>0,268646426780299</text:p>
          </table:table-cell>
        </table:table-row>
        <table:table-row table:style-name="ro1">
          <table:table-cell office:value-type="float" office:value="5.23333333333333" calcext:value-type="float">
            <text:p>5,23333333333333</text:p>
          </table:table-cell>
          <table:table-cell office:value-type="float" office:value="0.13805698134669" calcext:value-type="float">
            <text:p>0,13805698134669</text:p>
          </table:table-cell>
        </table:table-row>
        <table:table-row table:style-name="ro1">
          <table:table-cell office:value-type="float" office:value="5.2" calcext:value-type="float">
            <text:p>5,2</text:p>
          </table:table-cell>
          <table:table-cell office:value-type="float" office:value="0.156674978599904" calcext:value-type="float">
            <text:p>0,156674978599904</text:p>
          </table:table-cell>
        </table:table-row>
        <table:table-row table:style-name="ro1">
          <table:table-cell office:value-type="float" office:value="5.15" calcext:value-type="float">
            <text:p>5,15</text:p>
          </table:table-cell>
          <table:table-cell office:value-type="float" office:value="0.178475026750488" calcext:value-type="float">
            <text:p>0,178475026750488</text:p>
          </table:table-cell>
        </table:table-row>
        <table:table-row table:style-name="ro1">
          <table:table-cell office:value-type="float" office:value="5.1" calcext:value-type="float">
            <text:p>5,1</text:p>
          </table:table-cell>
          <table:table-cell office:value-type="float" office:value="0.218865747903222" calcext:value-type="float">
            <text:p>0,218865747903222</text:p>
          </table:table-cell>
        </table:table-row>
        <table:table-row table:style-name="ro1">
          <table:table-cell office:value-type="float" office:value="5.08333333333333" calcext:value-type="float">
            <text:p>5,08333333333333</text:p>
          </table:table-cell>
          <table:table-cell office:value-type="float" office:value="0.219992794490152" calcext:value-type="float">
            <text:p>0,219992794490152</text:p>
          </table:table-cell>
        </table:table-row>
        <table:table-row table:style-name="ro1">
          <table:table-cell office:value-type="float" office:value="5.05" calcext:value-type="float">
            <text:p>5,05</text:p>
          </table:table-cell>
          <table:table-cell office:value-type="float" office:value="0.176055899396346" calcext:value-type="float">
            <text:p>0,17605589939634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157224143229284" calcext:value-type="float">
            <text:p>0,157224143229284</text:p>
          </table:table-cell>
        </table:table-row>
        <table:table-row table:style-name="ro1">
          <table:table-cell office:value-type="float" office:value="4.95" calcext:value-type="float">
            <text:p>4,95</text:p>
          </table:table-cell>
          <table:table-cell office:value-type="float" office:value="0.153935186240747" calcext:value-type="float">
            <text:p>0,153935186240747</text:p>
          </table:table-cell>
        </table:table-row>
        <table:table-row table:style-name="ro1">
          <table:table-cell office:value-type="float" office:value="4.91666666666667" calcext:value-type="float">
            <text:p>4,91666666666667</text:p>
          </table:table-cell>
          <table:table-cell office:value-type="float" office:value="0.194810812814801" calcext:value-type="float">
            <text:p>0,194810812814801</text:p>
          </table:table-cell>
        </table:table-row>
        <table:table-row table:style-name="ro1">
          <table:table-cell office:value-type="float" office:value="4.83333333333333" calcext:value-type="float">
            <text:p>4,83333333333333</text:p>
          </table:table-cell>
          <table:table-cell office:value-type="float" office:value="0.129894945684624" calcext:value-type="float">
            <text:p>0,129894945684624</text:p>
          </table:table-cell>
        </table:table-row>
        <table:table-row table:style-name="ro1">
          <table:table-cell office:value-type="float" office:value="4.78333333333333" calcext:value-type="float">
            <text:p>4,78333333333333</text:p>
          </table:table-cell>
          <table:table-cell office:value-type="float" office:value="0.17642308521331" calcext:value-type="float">
            <text:p>0,17642308521331</text:p>
          </table:table-cell>
        </table:table-row>
        <table:table-row table:style-name="ro1">
          <table:table-cell office:value-type="float" office:value="4.75" calcext:value-type="float">
            <text:p>4,75</text:p>
          </table:table-cell>
          <table:table-cell office:value-type="float" office:value="0.144445405543469" calcext:value-type="float">
            <text:p>0,144445405543469</text:p>
          </table:table-cell>
        </table:table-row>
        <table:table-row table:style-name="ro1">
          <table:table-cell office:value-type="float" office:value="4.66666666666667" calcext:value-type="float">
            <text:p>4,66666666666667</text:p>
          </table:table-cell>
          <table:table-cell office:value-type="float" office:value="0.173125114045443" calcext:value-type="float">
            <text:p>0,173125114045443</text:p>
          </table:table-cell>
        </table:table-row>
        <table:table-row table:style-name="ro1">
          <table:table-cell office:value-type="float" office:value="4.65" calcext:value-type="float">
            <text:p>4,65</text:p>
          </table:table-cell>
          <table:table-cell office:value-type="float" office:value="0.202442229370737" calcext:value-type="float">
            <text:p>0,202442229370737</text:p>
          </table:table-cell>
        </table:table-row>
        <table:table-row table:style-name="ro1">
          <table:table-cell office:value-type="float" office:value="4.6" calcext:value-type="float">
            <text:p>4,6</text:p>
          </table:table-cell>
          <table:table-cell office:value-type="float" office:value="0.201407564901866" calcext:value-type="float">
            <text:p>0,201407564901866</text:p>
          </table:table-cell>
        </table:table-row>
        <table:table-row table:style-name="ro1">
          <table:table-cell office:value-type="float" office:value="4.56666666666667" calcext:value-type="float">
            <text:p>4,56666666666667</text:p>
          </table:table-cell>
          <table:table-cell office:value-type="float" office:value="0.160296431420764" calcext:value-type="float">
            <text:p>0,160296431420764</text:p>
          </table:table-cell>
        </table:table-row>
        <table:table-row table:style-name="ro1">
          <table:table-cell office:value-type="float" office:value="4.5" calcext:value-type="float">
            <text:p>4,5</text:p>
          </table:table-cell>
          <table:table-cell office:value-type="float" office:value="0.149534653282452" calcext:value-type="float">
            <text:p>0,149534653282452</text:p>
          </table:table-cell>
        </table:table-row>
        <table:table-row table:style-name="ro1">
          <table:table-cell office:value-type="float" office:value="4.45" calcext:value-type="float">
            <text:p>4,45</text:p>
          </table:table-cell>
          <table:table-cell office:value-type="float" office:value="0.177168003314597" calcext:value-type="float">
            <text:p>0,177168003314597</text:p>
          </table:table-cell>
        </table:table-row>
        <table:table-row table:style-name="ro1">
          <table:table-cell office:value-type="float" office:value="4.41666666666667" calcext:value-type="float">
            <text:p>4,41666666666667</text:p>
          </table:table-cell>
          <table:table-cell office:value-type="float" office:value="0.162627974577004" calcext:value-type="float">
            <text:p>0,162627974577004</text:p>
          </table:table-cell>
        </table:table-row>
        <table:table-row table:style-name="ro1">
          <table:table-cell office:value-type="float" office:value="4.33333333333333" calcext:value-type="float">
            <text:p>4,33333333333333</text:p>
          </table:table-cell>
          <table:table-cell office:value-type="float" office:value="0.207235678550591" calcext:value-type="float">
            <text:p>0,207235678550591</text:p>
          </table:table-cell>
        </table:table-row>
        <table:table-row table:style-name="ro1">
          <table:table-cell office:value-type="float" office:value="4.33333333333333" calcext:value-type="float">
            <text:p>4,33333333333333</text:p>
          </table:table-cell>
          <table:table-cell office:value-type="float" office:value="0.143422394146619" calcext:value-type="float">
            <text:p>0,143422394146619</text:p>
          </table:table-cell>
        </table:table-row>
        <table:table-row table:style-name="ro1">
          <table:table-cell office:value-type="float" office:value="4.25" calcext:value-type="float">
            <text:p>4,25</text:p>
          </table:table-cell>
          <table:table-cell office:value-type="float" office:value="0.189814700866253" calcext:value-type="float">
            <text:p>0,189814700866253</text:p>
          </table:table-cell>
        </table:table-row>
        <table:table-row table:style-name="ro1">
          <table:table-cell office:value-type="float" office:value="4.25" calcext:value-type="float">
            <text:p>4,25</text:p>
          </table:table-cell>
          <table:table-cell office:value-type="float" office:value="0.195087566160642" calcext:value-type="float">
            <text:p>0,195087566160642</text:p>
          </table:table-cell>
        </table:table-row>
        <table:table-row table:style-name="ro1">
          <table:table-cell office:value-type="float" office:value="4.2" calcext:value-type="float">
            <text:p>4,2</text:p>
          </table:table-cell>
          <table:table-cell office:value-type="float" office:value="0.120839258720673" calcext:value-type="float">
            <text:p>0,120839258720673</text:p>
          </table:table-cell>
        </table:table-row>
        <table:table-row table:style-name="ro1">
          <table:table-cell office:value-type="float" office:value="4.15" calcext:value-type="float">
            <text:p>4,15</text:p>
          </table:table-cell>
          <table:table-cell office:value-type="float" office:value="0.206245829218585" calcext:value-type="float">
            <text:p>0,206245829218585</text:p>
          </table:table-cell>
        </table:table-row>
        <table:table-row table:style-name="ro1">
          <table:table-cell office:value-type="float" office:value="4.11666666666667" calcext:value-type="float">
            <text:p>4,11666666666667</text:p>
          </table:table-cell>
          <table:table-cell office:value-type="float" office:value="0.198445815538023" calcext:value-type="float">
            <text:p>0,198445815538023</text:p>
          </table:table-cell>
        </table:table-row>
        <table:table-row table:style-name="ro1">
          <table:table-cell office:value-type="float" office:value="4.05" calcext:value-type="float">
            <text:p>4,05</text:p>
          </table:table-cell>
          <table:table-cell office:value-type="float" office:value="0.252374285704941" calcext:value-type="float">
            <text:p>0,252374285704941</text:p>
          </table:table-cell>
        </table:table-row>
        <table:table-row table:style-name="ro1">
          <table:table-cell office:value-type="float" office:value="3.96666666666667" calcext:value-type="float">
            <text:p>3,96666666666667</text:p>
          </table:table-cell>
          <table:table-cell office:value-type="float" office:value="0.158136787683395" calcext:value-type="float">
            <text:p>0,158136787683395</text:p>
          </table:table-cell>
        </table:table-row>
        <table:table-row table:style-name="ro1">
          <table:table-cell office:value-type="float" office:value="3.95" calcext:value-type="float">
            <text:p>3,95</text:p>
          </table:table-cell>
          <table:table-cell office:value-type="float" office:value="0.224954880861058" calcext:value-type="float">
            <text:p>0,224954880861058</text:p>
          </table:table-cell>
        </table:table-row>
        <table:table-row table:style-name="ro1">
          <table:table-cell office:value-type="float" office:value="3.9" calcext:value-type="float">
            <text:p>3,9</text:p>
          </table:table-cell>
          <table:table-cell office:value-type="float" office:value="0.156829788009956" calcext:value-type="float">
            <text:p>0,156829788009956</text:p>
          </table:table-cell>
        </table:table-row>
        <table:table-row table:style-name="ro1">
          <table:table-cell office:value-type="float" office:value="3.88333333333333" calcext:value-type="float">
            <text:p>3,88333333333333</text:p>
          </table:table-cell>
          <table:table-cell office:value-type="float" office:value="0.180209286158981" calcext:value-type="float">
            <text:p>0,180209286158981</text:p>
          </table:table-cell>
        </table:table-row>
        <table:table-row table:style-name="ro1">
          <table:table-cell office:value-type="float" office:value="3.8" calcext:value-type="float">
            <text:p>3,8</text:p>
          </table:table-cell>
          <table:table-cell office:value-type="float" office:value="0.171947017323881" calcext:value-type="float">
            <text:p>0,171947017323881</text:p>
          </table:table-cell>
        </table:table-row>
        <table:table-row table:style-name="ro1">
          <table:table-cell office:value-type="float" office:value="3.78333333333333" calcext:value-type="float">
            <text:p>3,78333333333333</text:p>
          </table:table-cell>
          <table:table-cell office:value-type="float" office:value="0.199739649355668" calcext:value-type="float">
            <text:p>0,199739649355668</text:p>
          </table:table-cell>
        </table:table-row>
        <table:table-row table:style-name="ro1">
          <table:table-cell office:value-type="float" office:value="3.73333333333333" calcext:value-type="float">
            <text:p>3,73333333333333</text:p>
          </table:table-cell>
          <table:table-cell office:value-type="float" office:value="0.093342864132533" calcext:value-type="float">
            <text:p>0,093342864132533</text:p>
          </table:table-cell>
        </table:table-row>
        <table:table-row table:style-name="ro1">
          <table:table-cell office:value-type="float" office:value="3.71666666666667" calcext:value-type="float">
            <text:p>3,71666666666667</text:p>
          </table:table-cell>
          <table:table-cell office:value-type="float" office:value="0.159649297748355" calcext:value-type="float">
            <text:p>0,159649297748355</text:p>
          </table:table-cell>
        </table:table-row>
        <table:table-row table:style-name="ro1">
          <table:table-cell office:value-type="float" office:value="3.66666666666667" calcext:value-type="float">
            <text:p>3,66666666666667</text:p>
          </table:table-cell>
          <table:table-cell office:value-type="float" office:value="0.164618402531539" calcext:value-type="float">
            <text:p>0,164618402531539</text:p>
          </table:table-cell>
        </table:table-row>
        <table:table-row table:style-name="ro1">
          <table:table-cell office:value-type="float" office:value="3.6" calcext:value-type="float">
            <text:p>3,6</text:p>
          </table:table-cell>
          <table:table-cell office:value-type="float" office:value="0.203958024527801" calcext:value-type="float">
            <text:p>0,203958024527801</text:p>
          </table:table-cell>
        </table:table-row>
        <table:table-row table:style-name="ro1">
          <table:table-cell office:value-type="float" office:value="3.55" calcext:value-type="float">
            <text:p>3,55</text:p>
          </table:table-cell>
          <table:table-cell office:value-type="float" office:value="0.156345205959973" calcext:value-type="float">
            <text:p>0,156345205959973</text:p>
          </table:table-cell>
        </table:table-row>
        <table:table-row table:style-name="ro1">
          <table:table-cell office:value-type="float" office:value="3.5" calcext:value-type="float">
            <text:p>3,5</text:p>
          </table:table-cell>
          <table:table-cell office:value-type="float" office:value="0.277682288288107" calcext:value-type="float">
            <text:p>0,277682288288107</text:p>
          </table:table-cell>
        </table:table-row>
        <table:table-row table:style-name="ro1">
          <table:table-cell office:value-type="float" office:value="3.46666666666667" calcext:value-type="float">
            <text:p>3,46666666666667</text:p>
          </table:table-cell>
          <table:table-cell office:value-type="float" office:value="0.139200412298305" calcext:value-type="float">
            <text:p>0,139200412298305</text:p>
          </table:table-cell>
        </table:table-row>
        <table:table-row table:style-name="ro1">
          <table:table-cell office:value-type="float" office:value="3.41666666666667" calcext:value-type="float">
            <text:p>3,41666666666667</text:p>
          </table:table-cell>
          <table:table-cell office:value-type="float" office:value="0.192937672016892" calcext:value-type="float">
            <text:p>0,192937672016892</text:p>
          </table:table-cell>
        </table:table-row>
        <table:table-row table:style-name="ro1">
          <table:table-cell office:value-type="float" office:value="3.36666666666667" calcext:value-type="float">
            <text:p>3,36666666666667</text:p>
          </table:table-cell>
          <table:table-cell office:value-type="float" office:value="0.202490250931328" calcext:value-type="float">
            <text:p>0,202490250931328</text:p>
          </table:table-cell>
        </table:table-row>
        <table:table-row table:style-name="ro1">
          <table:table-cell office:value-type="float" office:value="3.31666666666667" calcext:value-type="float">
            <text:p>3,31666666666667</text:p>
          </table:table-cell>
          <table:table-cell office:value-type="float" office:value="0.193648842712817" calcext:value-type="float">
            <text:p>0,193648842712817</text:p>
          </table:table-cell>
        </table:table-row>
        <table:table-row table:style-name="ro1">
          <table:table-cell office:value-type="float" office:value="3.28333333333333" calcext:value-type="float">
            <text:p>3,28333333333333</text:p>
          </table:table-cell>
          <table:table-cell office:value-type="float" office:value="0.206518286265066" calcext:value-type="float">
            <text:p>0,206518286265066</text:p>
          </table:table-cell>
        </table:table-row>
        <table:table-row table:style-name="ro1">
          <table:table-cell office:value-type="float" office:value="3.21666666666667" calcext:value-type="float">
            <text:p>3,21666666666667</text:p>
          </table:table-cell>
          <table:table-cell office:value-type="float" office:value="0.175176511728161" calcext:value-type="float">
            <text:p>0,175176511728161</text:p>
          </table:table-cell>
        </table:table-row>
        <table:table-row table:style-name="ro1">
          <table:table-cell office:value-type="float" office:value="3.18333333333333" calcext:value-type="float">
            <text:p>3,18333333333333</text:p>
          </table:table-cell>
          <table:table-cell office:value-type="float" office:value="0.193824297261085" calcext:value-type="float">
            <text:p>0,193824297261085</text:p>
          </table:table-cell>
        </table:table-row>
        <table:table-row table:style-name="ro1">
          <table:table-cell office:value-type="float" office:value="3.13333333333333" calcext:value-type="float">
            <text:p>3,13333333333333</text:p>
          </table:table-cell>
          <table:table-cell office:value-type="float" office:value="0.136509851397978" calcext:value-type="float">
            <text:p>0,136509851397978</text:p>
          </table:table-cell>
        </table:table-row>
        <table:table-row table:style-name="ro1">
          <table:table-cell office:value-type="float" office:value="3.1" calcext:value-type="float">
            <text:p>3,1</text:p>
          </table:table-cell>
          <table:table-cell office:value-type="float" office:value="0.223337222501781" calcext:value-type="float">
            <text:p>0,223337222501781</text:p>
          </table:table-cell>
        </table:table-row>
        <table:table-row table:style-name="ro1">
          <table:table-cell office:value-type="float" office:value="3.01666666666667" calcext:value-type="float">
            <text:p>3,01666666666667</text:p>
          </table:table-cell>
          <table:table-cell office:value-type="float" office:value="0.2025980338748" calcext:value-type="float">
            <text:p>0,202598033874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168580503314137" calcext:value-type="float">
            <text:p>0,168580503314137</text:p>
          </table:table-cell>
        </table:table-row>
        <table:table-row table:style-name="ro1">
          <table:table-cell office:value-type="float" office:value="2.95" calcext:value-type="float">
            <text:p>2,95</text:p>
          </table:table-cell>
          <table:table-cell office:value-type="float" office:value="0.204770958344733" calcext:value-type="float">
            <text:p>0,204770958344733</text:p>
          </table:table-cell>
        </table:table-row>
        <table:table-row table:style-name="ro1">
          <table:table-cell office:value-type="float" office:value="2.9" calcext:value-type="float">
            <text:p>2,9</text:p>
          </table:table-cell>
          <table:table-cell office:value-type="float" office:value="0.180682922237664" calcext:value-type="float">
            <text:p>0,180682922237664</text:p>
          </table:table-cell>
        </table:table-row>
        <table:table-row table:style-name="ro1">
          <table:table-cell office:value-type="float" office:value="2.86666666666667" calcext:value-type="float">
            <text:p>2,86666666666667</text:p>
          </table:table-cell>
          <table:table-cell office:value-type="float" office:value="0.201909382577027" calcext:value-type="float">
            <text:p>0,201909382577027</text:p>
          </table:table-cell>
        </table:table-row>
        <table:table-row table:style-name="ro1">
          <table:table-cell office:value-type="float" office:value="2.8" calcext:value-type="float">
            <text:p>2,8</text:p>
          </table:table-cell>
          <table:table-cell office:value-type="float" office:value="0.191107627712379" calcext:value-type="float">
            <text:p>0,191107627712379</text:p>
          </table:table-cell>
        </table:table-row>
        <table:table-row table:style-name="ro1">
          <table:table-cell office:value-type="float" office:value="2.75" calcext:value-type="float">
            <text:p>2,75</text:p>
          </table:table-cell>
          <table:table-cell office:value-type="float" office:value="0.2228377445136" calcext:value-type="float">
            <text:p>0,2228377445136</text:p>
          </table:table-cell>
        </table:table-row>
        <table:table-row table:style-name="ro1">
          <table:table-cell office:value-type="float" office:value="2.71666666666667" calcext:value-type="float">
            <text:p>2,71666666666667</text:p>
          </table:table-cell>
          <table:table-cell office:value-type="float" office:value="0.182145554324519" calcext:value-type="float">
            <text:p>0,182145554324519</text:p>
          </table:table-cell>
        </table:table-row>
        <table:table-row table:style-name="ro1">
          <table:table-cell office:value-type="float" office:value="2.68333333333333" calcext:value-type="float">
            <text:p>2,68333333333333</text:p>
          </table:table-cell>
          <table:table-cell office:value-type="float" office:value="0.24095853988342" calcext:value-type="float">
            <text:p>0,24095853988342</text:p>
          </table:table-cell>
        </table:table-row>
        <table:table-row table:style-name="ro1">
          <table:table-cell office:value-type="float" office:value="2.63333333333333" calcext:value-type="float">
            <text:p>2,63333333333333</text:p>
          </table:table-cell>
          <table:table-cell office:value-type="float" office:value="0.219471785031596" calcext:value-type="float">
            <text:p>0,219471785031596</text:p>
          </table:table-cell>
        </table:table-row>
        <table:table-row table:style-name="ro1">
          <table:table-cell office:value-type="float" office:value="2.56666666666667" calcext:value-type="float">
            <text:p>2,56666666666667</text:p>
          </table:table-cell>
          <table:table-cell office:value-type="float" office:value="0.222713416931919" calcext:value-type="float">
            <text:p>0,222713416931919</text:p>
          </table:table-cell>
        </table:table-row>
        <table:table-row table:style-name="ro1">
          <table:table-cell office:value-type="float" office:value="2.51666666666667" calcext:value-type="float">
            <text:p>2,51666666666667</text:p>
          </table:table-cell>
          <table:table-cell office:value-type="float" office:value="0.203850918097526" calcext:value-type="float">
            <text:p>0,203850918097526</text:p>
          </table:table-cell>
        </table:table-row>
        <table:table-row table:style-name="ro1">
          <table:table-cell office:value-type="float" office:value="2.48333333333333" calcext:value-type="float">
            <text:p>2,48333333333333</text:p>
          </table:table-cell>
          <table:table-cell office:value-type="float" office:value="0.211370340734158" calcext:value-type="float">
            <text:p>0,211370340734158</text:p>
          </table:table-cell>
        </table:table-row>
        <table:table-row table:style-name="ro1">
          <table:table-cell office:value-type="float" office:value="2.43333333333333" calcext:value-type="float">
            <text:p>2,43333333333333</text:p>
          </table:table-cell>
          <table:table-cell office:value-type="float" office:value="0.206366892833111" calcext:value-type="float">
            <text:p>0,206366892833111</text:p>
          </table:table-cell>
        </table:table-row>
        <table:table-row table:style-name="ro1">
          <table:table-cell office:value-type="float" office:value="2.38333333333333" calcext:value-type="float">
            <text:p>2,38333333333333</text:p>
          </table:table-cell>
          <table:table-cell office:value-type="float" office:value="0.223610236588481" calcext:value-type="float">
            <text:p>0,223610236588481</text:p>
          </table:table-cell>
        </table:table-row>
        <table:table-row table:style-name="ro1">
          <table:table-cell office:value-type="float" office:value="2.33333333333333" calcext:value-type="float">
            <text:p>2,33333333333333</text:p>
          </table:table-cell>
          <table:table-cell office:value-type="float" office:value="0.214097884584546" calcext:value-type="float">
            <text:p>0,214097884584546</text:p>
          </table:table-cell>
        </table:table-row>
        <table:table-row table:style-name="ro1">
          <table:table-cell office:value-type="float" office:value="2.28333333333333" calcext:value-type="float">
            <text:p>2,28333333333333</text:p>
          </table:table-cell>
          <table:table-cell office:value-type="float" office:value="0.203875811481723" calcext:value-type="float">
            <text:p>0,203875811481723</text:p>
          </table:table-cell>
        </table:table-row>
        <table:table-row table:style-name="ro1">
          <table:table-cell office:value-type="float" office:value="2.23333333333333" calcext:value-type="float">
            <text:p>2,23333333333333</text:p>
          </table:table-cell>
          <table:table-cell office:value-type="float" office:value="0.19437915470937" calcext:value-type="float">
            <text:p>0,19437915470937</text:p>
          </table:table-cell>
        </table:table-row>
        <table:table-row table:style-name="ro1">
          <table:table-cell office:value-type="float" office:value="2.2" calcext:value-type="float">
            <text:p>2,2</text:p>
          </table:table-cell>
          <table:table-cell office:value-type="float" office:value="0.206508848126518" calcext:value-type="float">
            <text:p>0,206508848126518</text:p>
          </table:table-cell>
        </table:table-row>
        <table:table-row table:style-name="ro1">
          <table:table-cell office:value-type="float" office:value="2.16666666666667" calcext:value-type="float">
            <text:p>2,16666666666667</text:p>
          </table:table-cell>
          <table:table-cell office:value-type="float" office:value="0.234353045111112" calcext:value-type="float">
            <text:p>0,234353045111112</text:p>
          </table:table-cell>
        </table:table-row>
        <table:table-row table:style-name="ro1">
          <table:table-cell office:value-type="float" office:value="2.11666666666667" calcext:value-type="float">
            <text:p>2,11666666666667</text:p>
          </table:table-cell>
          <table:table-cell office:value-type="float" office:value="0.323884607620329" calcext:value-type="float">
            <text:p>0,323884607620329</text:p>
          </table:table-cell>
        </table:table-row>
        <table:table-row table:style-name="ro1">
          <table:table-cell office:value-type="float" office:value="2.1" calcext:value-type="float">
            <text:p>2,1</text:p>
          </table:table-cell>
          <table:table-cell office:value-type="float" office:value="0.231596445046038" calcext:value-type="float">
            <text:p>0,231596445046038</text:p>
          </table:table-cell>
        </table:table-row>
        <table:table-row table:style-name="ro1">
          <table:table-cell office:value-type="float" office:value="2.03333333333333" calcext:value-type="float">
            <text:p>2,03333333333333</text:p>
          </table:table-cell>
          <table:table-cell office:value-type="float" office:value="0.225730359174919" calcext:value-type="float">
            <text:p>0,225730359174919</text:p>
          </table:table-cell>
        </table:table-row>
        <table:table-row table:style-name="ro1">
          <table:table-cell office:value-type="float" office:value="2.01666666666667" calcext:value-type="float">
            <text:p>2,01666666666667</text:p>
          </table:table-cell>
          <table:table-cell office:value-type="float" office:value="0.20002215175521" calcext:value-type="float">
            <text:p>0,20002215175521</text:p>
          </table:table-cell>
        </table:table-row>
        <table:table-row table:style-name="ro1">
          <table:table-cell office:value-type="float" office:value="1.95" calcext:value-type="float">
            <text:p>1,95</text:p>
          </table:table-cell>
          <table:table-cell office:value-type="float" office:value="0.157249203089937" calcext:value-type="float">
            <text:p>0,157249203089937</text:p>
          </table:table-cell>
        </table:table-row>
        <table:table-row table:style-name="ro1">
          <table:table-cell office:value-type="float" office:value="1.9" calcext:value-type="float">
            <text:p>1,9</text:p>
          </table:table-cell>
          <table:table-cell office:value-type="float" office:value="0.37411702266019" calcext:value-type="float">
            <text:p>0,37411702266019</text:p>
          </table:table-cell>
        </table:table-row>
        <table:table-row table:style-name="ro1">
          <table:table-cell office:value-type="float" office:value="1.86666666666667" calcext:value-type="float">
            <text:p>1,86666666666667</text:p>
          </table:table-cell>
          <table:table-cell office:value-type="float" office:value="0.212683784825754" calcext:value-type="float">
            <text:p>0,212683784825754</text:p>
          </table:table-cell>
        </table:table-row>
        <table:table-row table:style-name="ro1">
          <table:table-cell office:value-type="float" office:value="1.81666666666667" calcext:value-type="float">
            <text:p>1,81666666666667</text:p>
          </table:table-cell>
          <table:table-cell office:value-type="float" office:value="0.235189652333419" calcext:value-type="float">
            <text:p>0,235189652333419</text:p>
          </table:table-cell>
        </table:table-row>
        <table:table-row table:style-name="ro1">
          <table:table-cell office:value-type="float" office:value="1.76666666666667" calcext:value-type="float">
            <text:p>1,76666666666667</text:p>
          </table:table-cell>
          <table:table-cell office:value-type="float" office:value="0.243520296442244" calcext:value-type="float">
            <text:p>0,243520296442244</text:p>
          </table:table-cell>
        </table:table-row>
        <table:table-row table:style-name="ro1">
          <table:table-cell office:value-type="float" office:value="1.71666666666667" calcext:value-type="float">
            <text:p>1,71666666666667</text:p>
          </table:table-cell>
          <table:table-cell office:value-type="float" office:value="0.20894432119676" calcext:value-type="float">
            <text:p>0,20894432119676</text:p>
          </table:table-cell>
        </table:table-row>
        <table:table-row table:style-name="ro1">
          <table:table-cell office:value-type="float" office:value="1.66666666666667" calcext:value-type="float">
            <text:p>1,66666666666667</text:p>
          </table:table-cell>
          <table:table-cell office:value-type="float" office:value="0.339533373267378" calcext:value-type="float">
            <text:p>0,339533373267378</text:p>
          </table:table-cell>
        </table:table-row>
        <table:table-row table:style-name="ro1">
          <table:table-cell office:value-type="float" office:value="1.61666666666667" calcext:value-type="float">
            <text:p>1,61666666666667</text:p>
          </table:table-cell>
          <table:table-cell office:value-type="float" office:value="0.319796730545019" calcext:value-type="float">
            <text:p>0,319796730545019</text:p>
          </table:table-cell>
        </table:table-row>
        <table:table-row table:style-name="ro1">
          <table:table-cell office:value-type="float" office:value="1.55" calcext:value-type="float">
            <text:p>1,55</text:p>
          </table:table-cell>
          <table:table-cell office:value-type="float" office:value="0.403514467104502" calcext:value-type="float">
            <text:p>0,403514467104502</text:p>
          </table:table-cell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float" office:value="0.364924263160062" calcext:value-type="float">
            <text:p>0,364924263160062</text:p>
          </table:table-cell>
        </table:table-row>
        <table:table-row table:style-name="ro1">
          <table:table-cell office:value-type="float" office:value="1.45" calcext:value-type="float">
            <text:p>1,45</text:p>
          </table:table-cell>
          <table:table-cell office:value-type="float" office:value="0.224930354307971" calcext:value-type="float">
            <text:p>0,224930354307971</text:p>
          </table:table-cell>
        </table:table-row>
        <table:table-row table:style-name="ro1">
          <table:table-cell office:value-type="float" office:value="1.45" calcext:value-type="float">
            <text:p>1,45</text:p>
          </table:table-cell>
          <table:table-cell office:value-type="float" office:value="0.251158863774561" calcext:value-type="float">
            <text:p>0,251158863774561</text:p>
          </table:table-cell>
        </table:table-row>
        <table:table-row table:style-name="ro1">
          <table:table-cell office:value-type="float" office:value="1.4" calcext:value-type="float">
            <text:p>1,4</text:p>
          </table:table-cell>
          <table:table-cell office:value-type="float" office:value="0.380620843539118" calcext:value-type="float">
            <text:p>0,380620843539118</text:p>
          </table:table-cell>
        </table:table-row>
        <table:table-row table:style-name="ro1">
          <table:table-cell office:value-type="float" office:value="1.35" calcext:value-type="float">
            <text:p>1,35</text:p>
          </table:table-cell>
          <table:table-cell office:value-type="float" office:value="0.34858749000607" calcext:value-type="float">
            <text:p>0,34858749000607</text:p>
          </table:table-cell>
        </table:table-row>
        <table:table-row table:style-name="ro1">
          <table:table-cell office:value-type="float" office:value="1.28333333333333" calcext:value-type="float">
            <text:p>1,28333333333333</text:p>
          </table:table-cell>
          <table:table-cell office:value-type="float" office:value="0.33880900012113" calcext:value-type="float">
            <text:p>0,33880900012113</text:p>
          </table:table-cell>
        </table:table-row>
        <table:table-row table:style-name="ro1">
          <table:table-cell office:value-type="float" office:value="1.25" calcext:value-type="float">
            <text:p>1,25</text:p>
          </table:table-cell>
          <table:table-cell office:value-type="float" office:value="0.37346833241788" calcext:value-type="float">
            <text:p>0,37346833241788</text:p>
          </table:table-cell>
        </table:table-row>
        <table:table-row table:style-name="ro1">
          <table:table-cell office:value-type="float" office:value="1.2" calcext:value-type="float">
            <text:p>1,2</text:p>
          </table:table-cell>
          <table:table-cell office:value-type="float" office:value="0.35933770830617" calcext:value-type="float">
            <text:p>0,35933770830617</text:p>
          </table:table-cell>
        </table:table-row>
        <table:table-row table:style-name="ro1">
          <table:table-cell office:value-type="float" office:value="1.15" calcext:value-type="float">
            <text:p>1,15</text:p>
          </table:table-cell>
          <table:table-cell office:value-type="float" office:value="0.431080488279048" calcext:value-type="float">
            <text:p>0,431080488279048</text:p>
          </table:table-cell>
        </table:table-row>
        <table:table-row table:style-name="ro1">
          <table:table-cell office:value-type="float" office:value="1.11666666666667" calcext:value-type="float">
            <text:p>1,11666666666667</text:p>
          </table:table-cell>
          <table:table-cell office:value-type="float" office:value="0.312265120039331" calcext:value-type="float">
            <text:p>0,312265120039331</text:p>
          </table:table-cell>
        </table:table-row>
        <table:table-row table:style-name="ro1">
          <table:table-cell office:value-type="float" office:value="1.06666666666667" calcext:value-type="float">
            <text:p>1,06666666666667</text:p>
          </table:table-cell>
          <table:table-cell office:value-type="float" office:value="0.362674861574972" calcext:value-type="float">
            <text:p>0,362674861574972</text:p>
          </table:table-cell>
        </table:table-row>
        <table:table-row table:style-name="ro1">
          <table:table-cell office:value-type="float" office:value="1.05" calcext:value-type="float">
            <text:p>1,05</text:p>
          </table:table-cell>
          <table:table-cell office:value-type="float" office:value="0.501394476114931" calcext:value-type="float">
            <text:p>0,50139447611493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08146527037114" calcext:value-type="float">
            <text:p>0,508146527037114</text:p>
          </table:table-cell>
        </table:table-row>
        <table:table-row table:style-name="ro1">
          <table:table-cell office:value-type="float" office:value="0.966666666666666" calcext:value-type="float">
            <text:p>0,966666666666666</text:p>
          </table:table-cell>
          <table:table-cell office:value-type="float" office:value="0.370370987072496" calcext:value-type="float">
            <text:p>0,370370987072496</text:p>
          </table:table-cell>
        </table:table-row>
        <table:table-row table:style-name="ro1">
          <table:table-cell office:value-type="float" office:value="0.933333333333333" calcext:value-type="float">
            <text:p>0,933333333333333</text:p>
          </table:table-cell>
          <table:table-cell office:value-type="float" office:value="0.357023708473206" calcext:value-type="float">
            <text:p>0,357023708473206</text:p>
          </table:table-cell>
        </table:table-row>
        <table:table-row table:style-name="ro1">
          <table:table-cell office:value-type="float" office:value="0.883333333333333" calcext:value-type="float">
            <text:p>0,883333333333333</text:p>
          </table:table-cell>
          <table:table-cell office:value-type="float" office:value="0.330500829990647" calcext:value-type="float">
            <text:p>0,330500829990647</text:p>
          </table:table-cell>
        </table:table-row>
        <table:table-row table:style-name="ro1">
          <table:table-cell office:value-type="float" office:value="0.85" calcext:value-type="float">
            <text:p>0,85</text:p>
          </table:table-cell>
          <table:table-cell office:value-type="float" office:value="0.428545814077598" calcext:value-type="float">
            <text:p>0,428545814077598</text:p>
          </table:table-cell>
        </table:table-row>
        <table:table-row table:style-name="ro1">
          <table:table-cell office:value-type="float" office:value="0.816666666666666" calcext:value-type="float">
            <text:p>0,816666666666666</text:p>
          </table:table-cell>
          <table:table-cell office:value-type="float" office:value="0.346981629836522" calcext:value-type="float">
            <text:p>0,346981629836522</text:p>
          </table:table-cell>
        </table:table-row>
        <table:table-row table:style-name="ro1">
          <table:table-cell office:value-type="float" office:value="0.75" calcext:value-type="float">
            <text:p>0,75</text:p>
          </table:table-cell>
          <table:table-cell office:value-type="float" office:value="0.568077491185735" calcext:value-type="float">
            <text:p>0,568077491185735</text:p>
          </table:table-cell>
        </table:table-row>
        <table:table-row table:style-name="ro1">
          <table:table-cell office:value-type="float" office:value="0.716666666666667" calcext:value-type="float">
            <text:p>0,716666666666667</text:p>
          </table:table-cell>
          <table:table-cell office:value-type="float" office:value="0.315921016577877" calcext:value-type="float">
            <text:p>0,315921016577877</text:p>
          </table:table-cell>
        </table:table-row>
        <table:table-row table:style-name="ro1">
          <table:table-cell office:value-type="float" office:value="0.65" calcext:value-type="float">
            <text:p>0,65</text:p>
          </table:table-cell>
          <table:table-cell office:value-type="float" office:value="0.44620924813066" calcext:value-type="float">
            <text:p>0,44620924813066</text:p>
          </table:table-cell>
        </table:table-row>
        <table:table-row table:style-name="ro1">
          <table:table-cell office:value-type="float" office:value="0.616666666666667" calcext:value-type="float">
            <text:p>0,616666666666667</text:p>
          </table:table-cell>
          <table:table-cell office:value-type="float" office:value="0.617019585037435" calcext:value-type="float">
            <text:p>0,617019585037435</text:p>
          </table:table-cell>
        </table:table-row>
        <table:table-row table:style-name="ro1">
          <table:table-cell office:value-type="float" office:value="0.583333333333333" calcext:value-type="float">
            <text:p>0,583333333333333</text:p>
          </table:table-cell>
          <table:table-cell office:value-type="float" office:value="0.385959957966997" calcext:value-type="float">
            <text:p>0,385959957966997</text:p>
          </table:table-cell>
        </table:table-row>
        <table:table-row table:style-name="ro1">
          <table:table-cell office:value-type="float" office:value="0.55" calcext:value-type="float">
            <text:p>0,55</text:p>
          </table:table-cell>
          <table:table-cell office:value-type="float" office:value="0.681889794146524" calcext:value-type="float">
            <text:p>0,681889794146524</text:p>
          </table:table-cell>
        </table:table-row>
        <table:table-row table:style-name="ro1">
          <table:table-cell office:value-type="float" office:value="0.516666666666667" calcext:value-type="float">
            <text:p>0,516666666666667</text:p>
          </table:table-cell>
          <table:table-cell office:value-type="float" office:value="0.564073643043757" calcext:value-type="float">
            <text:p>0,564073643043757</text:p>
          </table:table-cell>
        </table:table-row>
        <table:table-row table:style-name="ro1">
          <table:table-cell office:value-type="float" office:value="0.483333333333333" calcext:value-type="float">
            <text:p>0,483333333333333</text:p>
          </table:table-cell>
          <table:table-cell office:value-type="float" office:value="0.665915375925938" calcext:value-type="float">
            <text:p>0,665915375925938</text:p>
          </table:table-cell>
        </table:table-row>
        <table:table-row table:style-name="ro1">
          <table:table-cell office:value-type="float" office:value="0.45" calcext:value-type="float">
            <text:p>0,45</text:p>
          </table:table-cell>
          <table:table-cell office:value-type="float" office:value="0.44834977003385" calcext:value-type="float">
            <text:p>0,44834977003385</text:p>
          </table:table-cell>
        </table:table-row>
        <table:table-row table:style-name="ro1">
          <table:table-cell office:value-type="float" office:value="0.4" calcext:value-type="float">
            <text:p>0,4</text:p>
          </table:table-cell>
          <table:table-cell office:value-type="float" office:value="0.60048444546971" calcext:value-type="float">
            <text:p>0,60048444546971</text:p>
          </table:table-cell>
        </table:table-row>
        <table:table-row table:style-name="ro1">
          <table:table-cell office:value-type="float" office:value="0.35" calcext:value-type="float">
            <text:p>0,35</text:p>
          </table:table-cell>
          <table:table-cell office:value-type="float" office:value="0.449393213623002" calcext:value-type="float">
            <text:p>0,449393213623002</text:p>
          </table:table-cell>
        </table:table-row>
        <table:table-row table:style-name="ro1">
          <table:table-cell office:value-type="float" office:value="0.35" calcext:value-type="float">
            <text:p>0,35</text:p>
          </table:table-cell>
          <table:table-cell office:value-type="float" office:value="0.204851839886978" calcext:value-type="float">
            <text:p>0,204851839886978</text:p>
          </table:table-cell>
        </table:table-row>
        <table:table-row table:style-name="ro1">
          <table:table-cell office:value-type="float" office:value="0.283333333333333" calcext:value-type="float">
            <text:p>0,283333333333333</text:p>
          </table:table-cell>
          <table:table-cell office:value-type="float" office:value="0.743551952589505" calcext:value-type="float">
            <text:p>0,743551952589505</text:p>
          </table:table-cell>
        </table:table-row>
        <table:table-row table:style-name="ro1">
          <table:table-cell office:value-type="float" office:value="0.266666666666667" calcext:value-type="float">
            <text:p>0,266666666666667</text:p>
          </table:table-cell>
          <table:table-cell office:value-type="float" office:value="0.718926630313072" calcext:value-type="float">
            <text:p>0,718926630313072</text:p>
          </table:table-cell>
        </table:table-row>
        <table:table-row table:style-name="ro1">
          <table:table-cell office:value-type="float" office:value="0.216666666666667" calcext:value-type="float">
            <text:p>0,216666666666667</text:p>
          </table:table-cell>
          <table:table-cell office:value-type="float" office:value="0.54197859941247" calcext:value-type="float">
            <text:p>0,54197859941247</text:p>
          </table:table-cell>
        </table:table-row>
        <table:table-row table:style-name="ro1">
          <table:table-cell office:value-type="float" office:value="0.2" calcext:value-type="float">
            <text:p>0,2</text:p>
          </table:table-cell>
          <table:table-cell office:value-type="float" office:value="0.697014715853864" calcext:value-type="float">
            <text:p>0,697014715853864</text:p>
          </table:table-cell>
        </table:table-row>
        <table:table-row table:style-name="ro1">
          <table:table-cell office:value-type="float" office:value="0.166666666666667" calcext:value-type="float">
            <text:p>0,166666666666667</text:p>
          </table:table-cell>
          <table:table-cell office:value-type="float" office:value="0.275793431386326" calcext:value-type="float">
            <text:p>0,275793431386326</text:p>
          </table:table-cell>
        </table:table-row>
        <table:table-row table:style-name="ro1">
          <table:table-cell office:value-type="float" office:value="0.116666666666667" calcext:value-type="float">
            <text:p>0,116666666666667</text:p>
          </table:table-cell>
          <table:table-cell office:value-type="float" office:value="0.788565439176335" calcext:value-type="float">
            <text:p>0,788565439176335</text:p>
          </table:table-cell>
        </table:table-row>
        <table:table-row table:style-name="ro1">
          <table:table-cell office:value-type="float" office:value="0.0666666666666667" calcext:value-type="float">
            <text:p>0,066666666666667</text:p>
          </table:table-cell>
          <table:table-cell office:value-type="float" office:value="1.12301019884263" calcext:value-type="float">
            <text:p>1,12301019884263</text:p>
          </table:table-cell>
        </table:table-row>
        <table:table-row table:style-name="ro1">
          <table:table-cell office:value-type="float" office:value="0.0333333333333333" calcext:value-type="float">
            <text:p>0,033333333333333</text:p>
          </table:table-cell>
          <table:table-cell office:value-type="float" office:value="0.727876640912425" calcext:value-type="float">
            <text:p>0,727876640912425</text:p>
          </table:table-cell>
        </table:table-row>
        <table:table-row table:style-name="ro1">
          <table:table-cell office:value-type="float" office:value="0.05" calcext:value-type="float">
            <text:p>0,05</text:p>
          </table:table-cell>
          <table:table-cell office:value-type="float" office:value="1.45753287498749" calcext:value-type="float">
            <text:p>1,45753287498749</text:p>
          </table:table-cell>
        </table:table-row>
        <table:table-row table:style-name="ro1">
          <table:table-cell office:value-type="float" office:value="0.0333333333333333" calcext:value-type="float">
            <text:p>0,033333333333333</text:p>
          </table:table-cell>
          <table:table-cell office:value-type="float" office:value="0.845982082059856" calcext:value-type="float">
            <text:p>0,84598208205985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3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6-23T14:43:29.499929792</dc:date>
    <meta:editing-duration>PT2M39S</meta:editing-duration>
    <meta:editing-cycles>1</meta:editing-cycles>
    <meta:document-statistic meta:table-count="1" meta:cell-count="2004" meta:object-count="1"/>
    <meta:generator>LibreOffice/5.3.1.2$Linux_X86_64 LibreOffice_project/3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>
        <chart:symbol-image/>
      </style:chart-properties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x" chart:symbol-width="0.25cm" chart:symbol-height="0.25cm" chart:link-data-style-to-source="true"/>
      <style:graphic-properties draw:stroke="none" svg:stroke-width="0.08cm" svg:stroke-color="#000000" draw:fill-color="#000000" dr3d:edge-rounding="5%"/>
      <style:text-properties fo:font-size="10pt" style:font-size-asian="10pt" style:font-size-complex="10pt"/>
    </style:style>
    <style:style style:name="ch9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width="0.1cm" svg:stroke-color="#ff0000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853cm" svg:y="0.315cm" chart:style-name="ch2">
          <text:p>Fundamentaldiagram</text:p>
        </chart:title>
        <chart:plot-area chart:style-name="ch3" table:cell-range-address="fundamental.A59:fundamental.B204" svg:x="1.279cm" svg:y="1.248cm" svg:width="14.401cm" svg:height="6.643cm">
          <chartooo:coordinate-region svg:x="2.006cm" svg:y="1.422cm" svg:width="13.58cm" svg:height="5.875cm"/>
          <chart:axis chart:dimension="x" chart:name="primary-x" chart:style-name="ch4">
            <chart:title svg:x="6.847cm" svg:y="8.071cm" chart:style-name="ch5">
              <text:p>Density [personen/m²]</text:p>
            </chart:title>
          </chart:axis>
          <chart:axis chart:dimension="y" chart:name="primary-y" chart:style-name="ch4">
            <chart:title svg:x="0.451cm" svg:y="5.552cm" chart:style-name="ch6">
              <text:p>Velocity [m/s]</text:p>
            </chart:title>
            <chart:grid chart:style-name="ch7" chart:class="major"/>
          </chart:axis>
          <chart:series chart:style-name="ch8" chart:values-cell-range-address="fundamental.B59:fundamental.B204" chart:class="chart:scatter">
            <chart:domain table:cell-range-address="fundamental.A59:fundamental.A204"/>
            <chart:regression-curve chart:style-name="ch9"/>
            <chart:data-point chart:repeated="14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</text:p>
              </table:table-cell>
              <table:table-cell office:value-type="string">
                <text:p>Spalte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66666666666667">
                <text:p>0.0166666666666667</text:p>
                <draw:g>
                  <svg:desc>fundamental.A59:fundamental.A204</svg:desc>
                </draw:g>
              </table:table-cell>
              <table:table-cell office:value-type="float" office:value="1.593341701757">
                <text:p>1.593341701757</text:p>
                <draw:g>
                  <svg:desc>fundamental.B59:fundamental.B20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333333333333333">
                <text:p>0.0333333333333333</text:p>
              </table:table-cell>
              <table:table-cell office:value-type="float" office:value="1.6401773137765">
                <text:p>1.640177313776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666666666666667">
                <text:p>0.0666666666666667</text:p>
              </table:table-cell>
              <table:table-cell office:value-type="float" office:value="1.6495749439301">
                <text:p>1.649574943930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">
                <text:p>0.1</text:p>
              </table:table-cell>
              <table:table-cell office:value-type="float" office:value="1.66228107413466">
                <text:p>1.6622810741346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83333333333333">
                <text:p>0.183333333333333</text:p>
              </table:table-cell>
              <table:table-cell office:value-type="float" office:value="1.64401658728472">
                <text:p>1.6440165872847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5">
                <text:p>0.25</text:p>
              </table:table-cell>
              <table:table-cell office:value-type="float" office:value="1.63414689557891">
                <text:p>1.6341468955789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83333333333333">
                <text:p>0.283333333333333</text:p>
              </table:table-cell>
              <table:table-cell office:value-type="float" office:value="1.63384751397751">
                <text:p>1.6338475139775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">
                <text:p>0.3</text:p>
              </table:table-cell>
              <table:table-cell office:value-type="float" office:value="1.62706651580963">
                <text:p>1.6270665158096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83333333333333">
                <text:p>0.283333333333333</text:p>
              </table:table-cell>
              <table:table-cell office:value-type="float" office:value="1.52090329314226">
                <text:p>1.5209032931422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66666666666667">
                <text:p>0.266666666666667</text:p>
              </table:table-cell>
              <table:table-cell office:value-type="float" office:value="1.60754429325021">
                <text:p>1.6075442932502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1.59075531470366">
                <text:p>1.5907553147036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5">
                <text:p>0.35</text:p>
              </table:table-cell>
              <table:table-cell office:value-type="float" office:value="1.58036106643114">
                <text:p>1.5803610664311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3">
                <text:p>0.3</text:p>
              </table:table-cell>
              <table:table-cell office:value-type="float" office:value="1.56571063923889">
                <text:p>1.5657106392388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">
                <text:p>0.3</text:p>
              </table:table-cell>
              <table:table-cell office:value-type="float" office:value="1.52722411206493">
                <text:p>1.5272241120649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3">
                <text:p>0.3</text:p>
              </table:table-cell>
              <table:table-cell office:value-type="float" office:value="1.43699848124496">
                <text:p>1.4369984812449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83333333333333">
                <text:p>0.383333333333333</text:p>
              </table:table-cell>
              <table:table-cell office:value-type="float" office:value="1.54634128662913">
                <text:p>1.5463412866291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416666666666667">
                <text:p>0.416666666666667</text:p>
              </table:table-cell>
              <table:table-cell office:value-type="float" office:value="1.54008575769488">
                <text:p>1.5400857576948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5">
                <text:p>0.5</text:p>
              </table:table-cell>
              <table:table-cell office:value-type="float" office:value="1.49192226060675">
                <text:p>1.4919222606067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433333333333333">
                <text:p>0.433333333333333</text:p>
              </table:table-cell>
              <table:table-cell office:value-type="float" office:value="1.5558732159736">
                <text:p>1.555873215973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5">
                <text:p>0.5</text:p>
              </table:table-cell>
              <table:table-cell office:value-type="float" office:value="1.54677741219041">
                <text:p>1.5467774121904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55">
                <text:p>0.55</text:p>
              </table:table-cell>
              <table:table-cell office:value-type="float" office:value="1.5443903218307">
                <text:p>1.544390321830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55">
                <text:p>0.55</text:p>
              </table:table-cell>
              <table:table-cell office:value-type="float" office:value="1.54710670802261">
                <text:p>1.5471067080226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566666666666667">
                <text:p>0.566666666666667</text:p>
              </table:table-cell>
              <table:table-cell office:value-type="float" office:value="1.5416236692807">
                <text:p>1.541623669280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533333333333333">
                <text:p>0.533333333333333</text:p>
              </table:table-cell>
              <table:table-cell office:value-type="float" office:value="1.5340357702081">
                <text:p>1.534035770208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55">
                <text:p>0.55</text:p>
              </table:table-cell>
              <table:table-cell office:value-type="float" office:value="1.51805296654449">
                <text:p>1.5180529665444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566666666666667">
                <text:p>0.566666666666667</text:p>
              </table:table-cell>
              <table:table-cell office:value-type="float" office:value="1.50540731289612">
                <text:p>1.5054073128961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566666666666667">
                <text:p>0.566666666666667</text:p>
              </table:table-cell>
              <table:table-cell office:value-type="float" office:value="1.44887222173892">
                <text:p>1.4488722217389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633333333333333">
                <text:p>0.633333333333333</text:p>
              </table:table-cell>
              <table:table-cell office:value-type="float" office:value="1.45422173638084">
                <text:p>1.4542217363808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633333333333333">
                <text:p>0.633333333333333</text:p>
              </table:table-cell>
              <table:table-cell office:value-type="float" office:value="1.45557018895374">
                <text:p>1.4555701889537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633333333333333">
                <text:p>0.633333333333333</text:p>
              </table:table-cell>
              <table:table-cell office:value-type="float" office:value="1.50567558162936">
                <text:p>1.5056755816293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1.5072903887567">
                <text:p>1.507290388756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733333333333333">
                <text:p>0.733333333333333</text:p>
              </table:table-cell>
              <table:table-cell office:value-type="float" office:value="1.5162564643072">
                <text:p>1.516256464307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1.52157551884724">
                <text:p>1.5215755188472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85">
                <text:p>0.85</text:p>
              </table:table-cell>
              <table:table-cell office:value-type="float" office:value="1.50303202542444">
                <text:p>1.5030320254244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883333333333333">
                <text:p>0.883333333333333</text:p>
              </table:table-cell>
              <table:table-cell office:value-type="float" office:value="1.53285888228317">
                <text:p>1.5328588822831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9">
                <text:p>0.9</text:p>
              </table:table-cell>
              <table:table-cell office:value-type="float" office:value="1.50511875309544">
                <text:p>1.5051187530954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933333333333333">
                <text:p>0.933333333333333</text:p>
              </table:table-cell>
              <table:table-cell office:value-type="float" office:value="1.42617102086701">
                <text:p>1.4261710208670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01666666666667">
                <text:p>1.01666666666667</text:p>
              </table:table-cell>
              <table:table-cell office:value-type="float" office:value="1.47329193866916">
                <text:p>1.4732919386691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01666666666667">
                <text:p>1.01666666666667</text:p>
              </table:table-cell>
              <table:table-cell office:value-type="float" office:value="1.41650247199791">
                <text:p>1.4165024719979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01666666666667">
                <text:p>1.01666666666667</text:p>
              </table:table-cell>
              <table:table-cell office:value-type="float" office:value="1.39739163957446">
                <text:p>1.3973916395744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1">
                <text:p>1.1</text:p>
              </table:table-cell>
              <table:table-cell office:value-type="float" office:value="1.28915602828792">
                <text:p>1.2891560282879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.18333333333333">
                <text:p>1.18333333333333</text:p>
              </table:table-cell>
              <table:table-cell office:value-type="float" office:value="1.32978003609547">
                <text:p>1.3297800360954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2">
                <text:p>1.2</text:p>
              </table:table-cell>
              <table:table-cell office:value-type="float" office:value="1.3082280149038">
                <text:p>1.308228014903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.28333333333333">
                <text:p>1.28333333333333</text:p>
              </table:table-cell>
              <table:table-cell office:value-type="float" office:value="1.2835218331031">
                <text:p>1.283521833103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.41666666666667">
                <text:p>1.41666666666667</text:p>
              </table:table-cell>
              <table:table-cell office:value-type="float" office:value="1.22684170409237">
                <text:p>1.2268417040923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.4">
                <text:p>1.4</text:p>
              </table:table-cell>
              <table:table-cell office:value-type="float" office:value="1.26792615743504">
                <text:p>1.2679261574350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.5">
                <text:p>1.5</text:p>
              </table:table-cell>
              <table:table-cell office:value-type="float" office:value="1.19491130341699">
                <text:p>1.1949113034169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5">
                <text:p>1.5</text:p>
              </table:table-cell>
              <table:table-cell office:value-type="float" office:value="0.983095927145408">
                <text:p>0.98309592714540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.55">
                <text:p>1.55</text:p>
              </table:table-cell>
              <table:table-cell office:value-type="float" office:value="1.03235735793925">
                <text:p>1.0323573579392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.58333333333333">
                <text:p>1.58333333333333</text:p>
              </table:table-cell>
              <table:table-cell office:value-type="float" office:value="1.10738677504346">
                <text:p>1.1073867750434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.56666666666667">
                <text:p>1.56666666666667</text:p>
              </table:table-cell>
              <table:table-cell office:value-type="float" office:value="1.04846593898133">
                <text:p>1.0484659389813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61666666666667">
                <text:p>1.61666666666667</text:p>
              </table:table-cell>
              <table:table-cell office:value-type="float" office:value="0.910918187688277">
                <text:p>0.91091818768827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65">
                <text:p>1.65</text:p>
              </table:table-cell>
              <table:table-cell office:value-type="float" office:value="0.951005660294021">
                <text:p>0.95100566029402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7">
                <text:p>1.7</text:p>
              </table:table-cell>
              <table:table-cell office:value-type="float" office:value="1.01277479247618">
                <text:p>1.0127747924761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75">
                <text:p>1.75</text:p>
              </table:table-cell>
              <table:table-cell office:value-type="float" office:value="0.901468672179254">
                <text:p>0.90146867217925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78333333333333">
                <text:p>1.78333333333333</text:p>
              </table:table-cell>
              <table:table-cell office:value-type="float" office:value="0.87981623992974">
                <text:p>0.8798162399297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88333333333333">
                <text:p>1.88333333333333</text:p>
              </table:table-cell>
              <table:table-cell office:value-type="float" office:value="0.870156744809314">
                <text:p>0.87015674480931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95">
                <text:p>1.95</text:p>
              </table:table-cell>
              <table:table-cell office:value-type="float" office:value="0.814693339033421">
                <text:p>0.81469333903342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95">
                <text:p>1.95</text:p>
              </table:table-cell>
              <table:table-cell office:value-type="float" office:value="0.829880985890584">
                <text:p>0.82988098589058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.01666666666667">
                <text:p>2.01666666666667</text:p>
              </table:table-cell>
              <table:table-cell office:value-type="float" office:value="0.742029687983005">
                <text:p>0.74202968798300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.08333333333333">
                <text:p>2.08333333333333</text:p>
              </table:table-cell>
              <table:table-cell office:value-type="float" office:value="0.752584120592351">
                <text:p>0.75258412059235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.13333333333333">
                <text:p>2.13333333333333</text:p>
              </table:table-cell>
              <table:table-cell office:value-type="float" office:value="0.68912248731226">
                <text:p>0.6891224873122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.2">
                <text:p>2.2</text:p>
              </table:table-cell>
              <table:table-cell office:value-type="float" office:value="0.774803447610557">
                <text:p>0.77480344761055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.35">
                <text:p>2.35</text:p>
              </table:table-cell>
              <table:table-cell office:value-type="float" office:value="0.792825496272426">
                <text:p>0.79282549627242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.51666666666667">
                <text:p>2.51666666666667</text:p>
              </table:table-cell>
              <table:table-cell office:value-type="float" office:value="0.768313323382875">
                <text:p>0.76831332338287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.6">
                <text:p>2.6</text:p>
              </table:table-cell>
              <table:table-cell office:value-type="float" office:value="0.776243409603343">
                <text:p>0.77624340960334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.66666666666667">
                <text:p>2.66666666666667</text:p>
              </table:table-cell>
              <table:table-cell office:value-type="float" office:value="0.842406830291082">
                <text:p>0.84240683029108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.8">
                <text:p>2.8</text:p>
              </table:table-cell>
              <table:table-cell office:value-type="float" office:value="0.791156899829602">
                <text:p>0.79115689982960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.88333333333333">
                <text:p>2.88333333333333</text:p>
              </table:table-cell>
              <table:table-cell office:value-type="float" office:value="0.69991699669188">
                <text:p>0.6999169966918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">
                <text:p>3</text:p>
              </table:table-cell>
              <table:table-cell office:value-type="float" office:value="0.53779426508887">
                <text:p>0.5377942650888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">
                <text:p>3</text:p>
              </table:table-cell>
              <table:table-cell office:value-type="float" office:value="0.600909744483749">
                <text:p>0.60090974448374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.1">
                <text:p>3.1</text:p>
              </table:table-cell>
              <table:table-cell office:value-type="float" office:value="0.551280884439497">
                <text:p>0.55128088443949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.2">
                <text:p>3.2</text:p>
              </table:table-cell>
              <table:table-cell office:value-type="float" office:value="0.546740301553452">
                <text:p>0.54674030155345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.28333333333333">
                <text:p>3.28333333333333</text:p>
              </table:table-cell>
              <table:table-cell office:value-type="float" office:value="0.486958760773277">
                <text:p>0.48695876077327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.4">
                <text:p>3.4</text:p>
              </table:table-cell>
              <table:table-cell office:value-type="float" office:value="0.621145947458935">
                <text:p>0.62114594745893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.38333333333333">
                <text:p>3.38333333333333</text:p>
              </table:table-cell>
              <table:table-cell office:value-type="float" office:value="0.525564453660227">
                <text:p>0.52556445366022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.46666666666667">
                <text:p>3.46666666666667</text:p>
              </table:table-cell>
              <table:table-cell office:value-type="float" office:value="0.562071045234505">
                <text:p>0.56207104523450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.53333333333333">
                <text:p>3.53333333333333</text:p>
              </table:table-cell>
              <table:table-cell office:value-type="float" office:value="0.524326888093572">
                <text:p>0.52432688809357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.7">
                <text:p>3.7</text:p>
              </table:table-cell>
              <table:table-cell office:value-type="float" office:value="0.479998957686485">
                <text:p>0.47999895768648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.8">
                <text:p>3.8</text:p>
              </table:table-cell>
              <table:table-cell office:value-type="float" office:value="0.462799248444066">
                <text:p>0.46279924844406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.88333333333333">
                <text:p>3.88333333333333</text:p>
              </table:table-cell>
              <table:table-cell office:value-type="float" office:value="0.480104816067907">
                <text:p>0.48010481606790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.95">
                <text:p>3.95</text:p>
              </table:table-cell>
              <table:table-cell office:value-type="float" office:value="0.431638817760486">
                <text:p>0.43163881776048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.01666666666667">
                <text:p>4.01666666666667</text:p>
              </table:table-cell>
              <table:table-cell office:value-type="float" office:value="0.449479404803087">
                <text:p>0.44947940480308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.1">
                <text:p>4.1</text:p>
              </table:table-cell>
              <table:table-cell office:value-type="float" office:value="0.462942550289564">
                <text:p>0.46294255028956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.11666666666667">
                <text:p>4.11666666666667</text:p>
              </table:table-cell>
              <table:table-cell office:value-type="float" office:value="0.450815827047055">
                <text:p>0.45081582704705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.16666666666667">
                <text:p>4.16666666666667</text:p>
              </table:table-cell>
              <table:table-cell office:value-type="float" office:value="0.459140495965986">
                <text:p>0.45914049596598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.21666666666667">
                <text:p>4.21666666666667</text:p>
              </table:table-cell>
              <table:table-cell office:value-type="float" office:value="0.47882013349923">
                <text:p>0.4788201334992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.31666666666667">
                <text:p>4.31666666666667</text:p>
              </table:table-cell>
              <table:table-cell office:value-type="float" office:value="0.473915957657661">
                <text:p>0.47391595765766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.38333333333333">
                <text:p>4.38333333333333</text:p>
              </table:table-cell>
              <table:table-cell office:value-type="float" office:value="0.387719753559778">
                <text:p>0.38771975355977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.41666666666667">
                <text:p>4.41666666666667</text:p>
              </table:table-cell>
              <table:table-cell office:value-type="float" office:value="0.354250674040885">
                <text:p>0.35425067404088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.46666666666667">
                <text:p>4.46666666666667</text:p>
              </table:table-cell>
              <table:table-cell office:value-type="float" office:value="0.39267275871998">
                <text:p>0.3926727587199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.53333333333333">
                <text:p>4.53333333333333</text:p>
              </table:table-cell>
              <table:table-cell office:value-type="float" office:value="0.355713164006087">
                <text:p>0.35571316400608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.58333333333333">
                <text:p>4.58333333333333</text:p>
              </table:table-cell>
              <table:table-cell office:value-type="float" office:value="0.341923358489095">
                <text:p>0.34192335848909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.7">
                <text:p>4.7</text:p>
              </table:table-cell>
              <table:table-cell office:value-type="float" office:value="0.382139860455722">
                <text:p>0.38213986045572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.75">
                <text:p>4.75</text:p>
              </table:table-cell>
              <table:table-cell office:value-type="float" office:value="0.37701796101065">
                <text:p>0.3770179610106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.88333333333333">
                <text:p>4.88333333333333</text:p>
              </table:table-cell>
              <table:table-cell office:value-type="float" office:value="0.365012912190884">
                <text:p>0.36501291219088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.91666666666667">
                <text:p>4.91666666666667</text:p>
              </table:table-cell>
              <table:table-cell office:value-type="float" office:value="0.380135362498432">
                <text:p>0.38013536249843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.98333333333333">
                <text:p>4.98333333333333</text:p>
              </table:table-cell>
              <table:table-cell office:value-type="float" office:value="0.352414794991408">
                <text:p>0.35241479499140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5.03333333333333">
                <text:p>5.03333333333333</text:p>
              </table:table-cell>
              <table:table-cell office:value-type="float" office:value="0.341372031133072">
                <text:p>0.34137203113307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5.15">
                <text:p>5.15</text:p>
              </table:table-cell>
              <table:table-cell office:value-type="float" office:value="0.290636533455164">
                <text:p>0.29063653345516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5.21666666666667">
                <text:p>5.21666666666667</text:p>
              </table:table-cell>
              <table:table-cell office:value-type="float" office:value="0.321577506083633">
                <text:p>0.32157750608363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5.26666666666667">
                <text:p>5.26666666666667</text:p>
              </table:table-cell>
              <table:table-cell office:value-type="float" office:value="0.28889897164599">
                <text:p>0.2888989716459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5.33333333333333">
                <text:p>5.33333333333333</text:p>
              </table:table-cell>
              <table:table-cell office:value-type="float" office:value="0.309959965365893">
                <text:p>0.30995996536589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5.38333333333333">
                <text:p>5.38333333333333</text:p>
              </table:table-cell>
              <table:table-cell office:value-type="float" office:value="0.349450713311036">
                <text:p>0.34945071331103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5.46666666666667">
                <text:p>5.46666666666667</text:p>
              </table:table-cell>
              <table:table-cell office:value-type="float" office:value="0.316020429111474">
                <text:p>0.31602042911147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.55">
                <text:p>5.55</text:p>
              </table:table-cell>
              <table:table-cell office:value-type="float" office:value="0.324972515076503">
                <text:p>0.32497251507650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5.56666666666667">
                <text:p>5.56666666666667</text:p>
              </table:table-cell>
              <table:table-cell office:value-type="float" office:value="0.268608884655732">
                <text:p>0.26860888465573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5.66666666666667">
                <text:p>5.66666666666667</text:p>
              </table:table-cell>
              <table:table-cell office:value-type="float" office:value="0.262955508954669">
                <text:p>0.26295550895466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5.66666666666667">
                <text:p>5.66666666666667</text:p>
              </table:table-cell>
              <table:table-cell office:value-type="float" office:value="0.238150956821059">
                <text:p>0.23815095682105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5.7">
                <text:p>5.7</text:p>
              </table:table-cell>
              <table:table-cell office:value-type="float" office:value="0.313539269765984">
                <text:p>0.31353926976598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5.71666666666667">
                <text:p>5.71666666666667</text:p>
              </table:table-cell>
              <table:table-cell office:value-type="float" office:value="0.295271025216345">
                <text:p>0.29527102521634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5.8">
                <text:p>5.8</text:p>
              </table:table-cell>
              <table:table-cell office:value-type="float" office:value="0.202624392554162">
                <text:p>0.20262439255416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5.8">
                <text:p>5.8</text:p>
              </table:table-cell>
              <table:table-cell office:value-type="float" office:value="0.212489203527141">
                <text:p>0.21248920352714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5.78333333333333">
                <text:p>5.78333333333333</text:p>
              </table:table-cell>
              <table:table-cell office:value-type="float" office:value="0.204642430989777">
                <text:p>0.20464243098977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5.86666666666667">
                <text:p>5.86666666666667</text:p>
              </table:table-cell>
              <table:table-cell office:value-type="float" office:value="0.241323379445074">
                <text:p>0.24132337944507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5.78333333333333">
                <text:p>5.78333333333333</text:p>
              </table:table-cell>
              <table:table-cell office:value-type="float" office:value="0.283146942351769">
                <text:p>0.28314694235176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5.81666666666667">
                <text:p>5.81666666666667</text:p>
              </table:table-cell>
              <table:table-cell office:value-type="float" office:value="0.256748315296848">
                <text:p>0.25674831529684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5.83333333333333">
                <text:p>5.83333333333333</text:p>
              </table:table-cell>
              <table:table-cell office:value-type="float" office:value="0.28632990004305">
                <text:p>0.2863299000430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5.91666666666667">
                <text:p>5.91666666666667</text:p>
              </table:table-cell>
              <table:table-cell office:value-type="float" office:value="0.226809731368801">
                <text:p>0.22680973136880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5.91666666666667">
                <text:p>5.91666666666667</text:p>
              </table:table-cell>
              <table:table-cell office:value-type="float" office:value="0.222659543004437">
                <text:p>0.22265954300443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5.86666666666667">
                <text:p>5.86666666666667</text:p>
              </table:table-cell>
              <table:table-cell office:value-type="float" office:value="0.199066786359797">
                <text:p>0.19906678635979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5.93333333333333">
                <text:p>5.93333333333333</text:p>
              </table:table-cell>
              <table:table-cell office:value-type="float" office:value="0.201052034966571">
                <text:p>0.20105203496657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5.96666666666667">
                <text:p>5.96666666666667</text:p>
              </table:table-cell>
              <table:table-cell office:value-type="float" office:value="0.262351072358529">
                <text:p>0.26235107235852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5.98333333333333">
                <text:p>5.98333333333333</text:p>
              </table:table-cell>
              <table:table-cell office:value-type="float" office:value="0.189945288014177">
                <text:p>0.18994528801417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6.05">
                <text:p>6.05</text:p>
              </table:table-cell>
              <table:table-cell office:value-type="float" office:value="0.188403246568582">
                <text:p>0.18840324656858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6.01666666666667">
                <text:p>6.01666666666667</text:p>
              </table:table-cell>
              <table:table-cell office:value-type="float" office:value="0.167942851869782">
                <text:p>0.16794285186978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6">
                <text:p>6</text:p>
              </table:table-cell>
              <table:table-cell office:value-type="float" office:value="0.254833024732426">
                <text:p>0.25483302473242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6.05">
                <text:p>6.05</text:p>
              </table:table-cell>
              <table:table-cell office:value-type="float" office:value="0.140437099643026">
                <text:p>0.14043709964302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6.06666666666667">
                <text:p>6.06666666666667</text:p>
              </table:table-cell>
              <table:table-cell office:value-type="float" office:value="0.158715296471881">
                <text:p>0.15871529647188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6.06666666666667">
                <text:p>6.06666666666667</text:p>
              </table:table-cell>
              <table:table-cell office:value-type="float" office:value="0.182145039192478">
                <text:p>0.18214503919247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6.03333333333333">
                <text:p>6.03333333333333</text:p>
              </table:table-cell>
              <table:table-cell office:value-type="float" office:value="0.205517452327309">
                <text:p>0.20551745232730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6.05">
                <text:p>6.05</text:p>
              </table:table-cell>
              <table:table-cell office:value-type="float" office:value="0.229891358151697">
                <text:p>0.22989135815169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6.06666666666667">
                <text:p>6.06666666666667</text:p>
              </table:table-cell>
              <table:table-cell office:value-type="float" office:value="0.174344605174093">
                <text:p>0.17434460517409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6.08333333333333">
                <text:p>6.08333333333333</text:p>
              </table:table-cell>
              <table:table-cell office:value-type="float" office:value="0.202570225947213">
                <text:p>0.20257022594721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6.08333333333333">
                <text:p>6.08333333333333</text:p>
              </table:table-cell>
              <table:table-cell office:value-type="float" office:value="0.232127258140429">
                <text:p>0.23212725814042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6.1">
                <text:p>6.1</text:p>
              </table:table-cell>
              <table:table-cell office:value-type="float" office:value="0.158838229659002">
                <text:p>0.15883822965900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6.08333333333333">
                <text:p>6.08333333333333</text:p>
              </table:table-cell>
              <table:table-cell office:value-type="float" office:value="0.152117680943816">
                <text:p>0.15211768094381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6.08333333333333">
                <text:p>6.08333333333333</text:p>
              </table:table-cell>
              <table:table-cell office:value-type="float" office:value="0.171266703406687">
                <text:p>0.17126670340668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6.08333333333333">
                <text:p>6.08333333333333</text:p>
              </table:table-cell>
              <table:table-cell office:value-type="float" office:value="0.165500410143773">
                <text:p>0.16550041014377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6.05">
                <text:p>6.05</text:p>
              </table:table-cell>
              <table:table-cell office:value-type="float" office:value="0.185777227546189">
                <text:p>0.18577722754618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6.08333333333333">
                <text:p>6.08333333333333</text:p>
              </table:table-cell>
              <table:table-cell office:value-type="float" office:value="0.195104731466856">
                <text:p>0.19510473146685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6.11666666666667">
                <text:p>6.11666666666667</text:p>
              </table:table-cell>
              <table:table-cell office:value-type="float" office:value="0.162332359150553">
                <text:p>0.16233235915055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6.11666666666667">
                <text:p>6.11666666666667</text:p>
              </table:table-cell>
              <table:table-cell office:value-type="float" office:value="0.13097667693393">
                <text:p>0.1309766769339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6.11666666666667">
                <text:p>6.11666666666667</text:p>
              </table:table-cell>
              <table:table-cell office:value-type="float" office:value="0.167858361151234">
                <text:p>0.16785836115123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6.08333333333333">
                <text:p>6.08333333333333</text:p>
              </table:table-cell>
              <table:table-cell office:value-type="float" office:value="0.158907040133364">
                <text:p>0.15890704013336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6.11666666666667">
                <text:p>6.11666666666667</text:p>
              </table:table-cell>
              <table:table-cell office:value-type="float" office:value="0.166754902021719">
                <text:p>0.16675490202171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1.2$Linux_X86_64 LibreOffice_project/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